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K.0139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time_ke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_ratio</text:p>
          </table:table-cell>
          <table:table-cell office:value-type="string" calcext:value-type="string">
            <text:p>turnover_r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change_rate</text:p>
          </table:table-cell>
          <table:table-cell office:value-type="string" calcext:value-type="string">
            <text:p>last_close</text:p>
          </table:table-cell>
          <table:table-cell table:number-columns-repeated="2"/>
        </table:table-row>
        <table:table-row table:style-name="ro1">
          <table:table-cell office:value-type="float" office:value="299272" calcext:value-type="float">
            <text:p>29927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0:00</text:p>
          </table:table-cell>
          <table:table-cell table:number-columns-repeated="4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30000" calcext:value-type="float">
            <text:p>7630000</text:p>
          </table:table-cell>
          <table:table-cell office:value-type="float" office:value="34335000" calcext:value-type="float">
            <text:p>34335000</text:p>
          </table:table-cell>
          <table:table-cell office:value-type="float" office:value="1.80995299378213" calcext:value-type="float">
            <text:p>1.80995299378213</text:p>
          </table:table-cell>
          <table:table-cell office:value-type="float" office:value="4.42000007629395" calcext:value-type="float">
            <text:p>4.42000007629395</text:p>
          </table:table-cell>
          <table:table-cell table:formula="of:=IF(SUM([.D2:.G2])/4&lt;4.58;[.K2];0)" office:value-type="float" office:value="34335000" calcext:value-type="float">
            <text:p>34335000</text:p>
          </table:table-cell>
          <table:table-cell/>
        </table:table-row>
        <table:table-row table:style-name="ro1">
          <table:table-cell office:value-type="float" office:value="299273" calcext:value-type="float">
            <text:p>29927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1:00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51999998092651" calcext:value-type="float">
            <text:p>4.51999998092651</text:p>
          </table:table-cell>
          <table:table-cell office:value-type="float" office:value="4.48000001907349" calcext:value-type="float">
            <text:p>4.48000001907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3000" calcext:value-type="float">
            <text:p>6393000</text:p>
          </table:table-cell>
          <table:table-cell office:value-type="float" office:value="28806140" calcext:value-type="float">
            <text:p>2880614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formula="of:=IF(SUM([.D3:.G3])/4&lt;4.58;[.K3];0)" office:value-type="float" office:value="28806140" calcext:value-type="float">
            <text:p>28806140</text:p>
          </table:table-cell>
          <table:table-cell/>
        </table:table-row>
        <table:table-row table:style-name="ro1">
          <table:table-cell office:value-type="float" office:value="299274" calcext:value-type="float">
            <text:p>29927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2:00</text:p>
          </table:table-cell>
          <table:table-cell office:value-type="float" office:value="4.51000022888184" calcext:value-type="float">
            <text:p>4.51000022888184</text:p>
          </table:table-cell>
          <table:table-cell office:value-type="float" office:value="4.51999998092651" calcext:value-type="float">
            <text:p>4.51999998092651</text:p>
          </table:table-cell>
          <table:table-cell office:value-type="float" office:value="4.53000020980835" calcext:value-type="float">
            <text:p>4.5300002098083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4000" calcext:value-type="float">
            <text:p>10674000</text:p>
          </table:table-cell>
          <table:table-cell office:value-type="float" office:value="48219680" calcext:value-type="float">
            <text:p>48219680</text:p>
          </table:table-cell>
          <table:table-cell office:value-type="float" office:value="0.444444020589193" calcext:value-type="float">
            <text:p>0.444444020589193</text:p>
          </table:table-cell>
          <table:table-cell office:value-type="float" office:value="4.5" calcext:value-type="float">
            <text:p>4.5</text:p>
          </table:table-cell>
          <table:table-cell table:formula="of:=IF(SUM([.D4:.G4])/4&lt;4.58;[.K4];0)" office:value-type="float" office:value="48219680" calcext:value-type="float">
            <text:p>48219680</text:p>
          </table:table-cell>
          <table:table-cell/>
        </table:table-row>
        <table:table-row table:style-name="ro1">
          <table:table-cell office:value-type="float" office:value="299275" calcext:value-type="float">
            <text:p>29927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3:00</text:p>
          </table:table-cell>
          <table:table-cell table:number-columns-repeated="2" office:value-type="float" office:value="4.51999998092651" calcext:value-type="float">
            <text:p>4.51999998092651</text:p>
          </table:table-cell>
          <table:table-cell office:value-type="float" office:value="4.53000020980835" calcext:value-type="float">
            <text:p>4.53000020980835</text:p>
          </table:table-cell>
          <table:table-cell office:value-type="float" office:value="4.51000022888184" calcext:value-type="float">
            <text:p>4.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1000" calcext:value-type="float">
            <text:p>2491000</text:p>
          </table:table-cell>
          <table:table-cell office:value-type="float" office:value="11260390" calcext:value-type="float">
            <text:p>11260390</text:p>
          </table:table-cell>
          <table:table-cell office:value-type="float" office:value="0" calcext:value-type="float">
            <text:p>0</text:p>
          </table:table-cell>
          <table:table-cell office:value-type="float" office:value="4.51999998092651" calcext:value-type="float">
            <text:p>4.51999998092651</text:p>
          </table:table-cell>
          <table:table-cell table:formula="of:=IF(SUM([.D5:.G5])/4&lt;4.58;[.K5];0)" office:value-type="float" office:value="11260390" calcext:value-type="float">
            <text:p>11260390</text:p>
          </table:table-cell>
          <table:table-cell/>
        </table:table-row>
        <table:table-row table:style-name="ro1">
          <table:table-cell office:value-type="float" office:value="299276" calcext:value-type="float">
            <text:p>29927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4:00</text:p>
          </table:table-cell>
          <table:table-cell office:value-type="float" office:value="4.53000020980835" calcext:value-type="float">
            <text:p>4.53000020980835</text:p>
          </table:table-cell>
          <table:table-cell office:value-type="float" office:value="4.53999996185303" calcext:value-type="float">
            <text:p>4.53999996185303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3000020980835" calcext:value-type="float">
            <text:p>4.5300002098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5000" calcext:value-type="float">
            <text:p>7305000</text:p>
          </table:table-cell>
          <table:table-cell office:value-type="float" office:value="33140390" calcext:value-type="float">
            <text:p>33140390</text:p>
          </table:table-cell>
          <table:table-cell office:value-type="float" office:value="0.442477455993574" calcext:value-type="float">
            <text:p>0.442477455993574</text:p>
          </table:table-cell>
          <table:table-cell office:value-type="float" office:value="4.51999998092651" calcext:value-type="float">
            <text:p>4.51999998092651</text:p>
          </table:table-cell>
          <table:table-cell table:formula="of:=IF(SUM([.D6:.G6])/4&lt;4.58;[.K6];0)" office:value-type="float" office:value="33140390" calcext:value-type="float">
            <text:p>33140390</text:p>
          </table:table-cell>
          <table:table-cell/>
        </table:table-row>
        <table:table-row table:style-name="ro1">
          <table:table-cell office:value-type="float" office:value="299277" calcext:value-type="float">
            <text:p>29927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5:00</text:p>
          </table:table-cell>
          <table:table-cell office:value-type="float" office:value="4.53000020980835" calcext:value-type="float">
            <text:p>4.53000020980835</text:p>
          </table:table-cell>
          <table:table-cell office:value-type="float" office:value="4.53999996185303" calcext:value-type="float">
            <text:p>4.53999996185303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3000020980835" calcext:value-type="float">
            <text:p>4.5300002098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7000" calcext:value-type="float">
            <text:p>4587000</text:p>
          </table:table-cell>
          <table:table-cell office:value-type="float" office:value="20853030" calcext:value-type="float">
            <text:p>20853030</text:p>
          </table:table-cell>
          <table:table-cell office:value-type="float" office:value="0" calcext:value-type="float">
            <text:p>0</text:p>
          </table:table-cell>
          <table:table-cell office:value-type="float" office:value="4.53999996185303" calcext:value-type="float">
            <text:p>4.53999996185303</text:p>
          </table:table-cell>
          <table:table-cell table:formula="of:=IF(SUM([.D7:.G7])/4&lt;4.58;[.K7];0)" office:value-type="float" office:value="20853030" calcext:value-type="float">
            <text:p>20853030</text:p>
          </table:table-cell>
          <table:table-cell/>
        </table:table-row>
        <table:table-row table:style-name="ro1">
          <table:table-cell office:value-type="float" office:value="299278" calcext:value-type="float">
            <text:p>29927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6:00</text:p>
          </table:table-cell>
          <table:table-cell table:number-columns-repeated="3" office:value-type="float" office:value="4.55000019073486" calcext:value-type="float">
            <text:p>4.55000019073486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5008740" calcext:value-type="float">
            <text:p>5008740</text:p>
          </table:table-cell>
          <table:table-cell office:value-type="float" office:value="0.220269360481542" calcext:value-type="float">
            <text:p>0.220269360481542</text:p>
          </table:table-cell>
          <table:table-cell office:value-type="float" office:value="4.53999996185303" calcext:value-type="float">
            <text:p>4.53999996185303</text:p>
          </table:table-cell>
          <table:table-cell table:formula="of:=IF(SUM([.D8:.G8])/4&lt;4.58;[.K8];0)" office:value-type="float" office:value="5008740" calcext:value-type="float">
            <text:p>5008740</text:p>
          </table:table-cell>
          <table:table-cell/>
        </table:table-row>
        <table:table-row table:style-name="ro1">
          <table:table-cell office:value-type="float" office:value="299279" calcext:value-type="float">
            <text:p>29927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7:00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3999996185303" calcext:value-type="float">
            <text:p>4.53999996185303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8000" calcext:value-type="float">
            <text:p>3258000</text:p>
          </table:table-cell>
          <table:table-cell office:value-type="float" office:value="14800460" calcext:value-type="float">
            <text:p>14800460</text:p>
          </table:table-cell>
          <table:table-cell office:value-type="float" office:value="-0.219785240936898" calcext:value-type="float">
            <text:p>-0.219785240936898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9:.G9])/4&lt;4.58;[.K9];0)" office:value-type="float" office:value="14800460" calcext:value-type="float">
            <text:p>14800460</text:p>
          </table:table-cell>
          <table:table-cell/>
        </table:table-row>
        <table:table-row table:style-name="ro1">
          <table:table-cell office:value-type="float" office:value="299280" calcext:value-type="float">
            <text:p>29928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8:00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4.55000019073486" calcext:value-type="float">
            <text:p>4.55000019073486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2000" calcext:value-type="float">
            <text:p>3502000</text:p>
          </table:table-cell>
          <table:table-cell office:value-type="float" office:value="15909550" calcext:value-type="float">
            <text:p>15909550</text:p>
          </table:table-cell>
          <table:table-cell office:value-type="float" office:value="0.220269360481542" calcext:value-type="float">
            <text:p>0.220269360481542</text:p>
          </table:table-cell>
          <table:table-cell office:value-type="float" office:value="4.53999996185303" calcext:value-type="float">
            <text:p>4.53999996185303</text:p>
          </table:table-cell>
          <table:table-cell table:formula="of:=IF(SUM([.D10:.G10])/4&lt;4.58;[.K10];0)" office:value-type="float" office:value="15909550" calcext:value-type="float">
            <text:p>15909550</text:p>
          </table:table-cell>
          <table:table-cell/>
        </table:table-row>
        <table:table-row table:style-name="ro1">
          <table:table-cell office:value-type="float" office:value="299281" calcext:value-type="float">
            <text:p>29928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39:00</text:p>
          </table:table-cell>
          <table:table-cell table:number-columns-repeated="3" office:value-type="float" office:value="4.55000019073486" calcext:value-type="float">
            <text:p>4.55000019073486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8000" calcext:value-type="float">
            <text:p>2198000</text:p>
          </table:table-cell>
          <table:table-cell office:value-type="float" office:value="9998980" calcext:value-type="float">
            <text:p>9998980</text:p>
          </table:table-cell>
          <table:table-cell office:value-type="float" office:value="0" calcext:value-type="float">
            <text:p>0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11:.G11])/4&lt;4.58;[.K11];0)" office:value-type="float" office:value="9998980" calcext:value-type="float">
            <text:p>9998980</text:p>
          </table:table-cell>
          <table:table-cell/>
        </table:table-row>
        <table:table-row table:style-name="ro1">
          <table:table-cell office:value-type="float" office:value="299282" calcext:value-type="float">
            <text:p>29928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0:00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8000" calcext:value-type="float">
            <text:p>4958000</text:p>
          </table:table-cell>
          <table:table-cell office:value-type="float" office:value="22562680" calcext:value-type="float">
            <text:p>22562680</text:p>
          </table:table-cell>
          <table:table-cell office:value-type="float" office:value="0.219774760999794" calcext:value-type="float">
            <text:p>0.219774760999794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12:.G12])/4&lt;4.58;[.K12];0)" office:value-type="float" office:value="22562680" calcext:value-type="float">
            <text:p>22562680</text:p>
          </table:table-cell>
          <table:table-cell/>
        </table:table-row>
        <table:table-row table:style-name="ro1">
          <table:table-cell office:value-type="float" office:value="299283" calcext:value-type="float">
            <text:p>29928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1:00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1000" calcext:value-type="float">
            <text:p>8911000</text:p>
          </table:table-cell>
          <table:table-cell office:value-type="float" office:value="40704260" calcext:value-type="float">
            <text:p>4070426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3:.G13])/4&lt;4.58;[.K13];0)" office:value-type="float" office:value="40704260" calcext:value-type="float">
            <text:p>40704260</text:p>
          </table:table-cell>
          <table:table-cell/>
        </table:table-row>
        <table:table-row table:style-name="ro1">
          <table:table-cell office:value-type="float" office:value="299284" calcext:value-type="float">
            <text:p>29928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2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3000" calcext:value-type="float">
            <text:p>1573000</text:p>
          </table:table-cell>
          <table:table-cell office:value-type="float" office:value="7187040" calcext:value-type="float">
            <text:p>718704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4:.G14])/4&lt;4.58;[.K14];0)" office:value-type="float" office:value="7187040" calcext:value-type="float">
            <text:p>7187040</text:p>
          </table:table-cell>
          <table:table-cell/>
        </table:table-row>
        <table:table-row table:style-name="ro1">
          <table:table-cell office:value-type="float" office:value="299285" calcext:value-type="float">
            <text:p>29928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3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6000" calcext:value-type="float">
            <text:p>9336000</text:p>
          </table:table-cell>
          <table:table-cell office:value-type="float" office:value="42522960" calcext:value-type="float">
            <text:p>42522960</text:p>
          </table:table-cell>
          <table:table-cell office:value-type="float" office:value="-0.437636327686239" calcext:value-type="float">
            <text:p>-0.437636327686239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5:.G15])/4&lt;4.58;[.K15];0)" office:value-type="float" office:value="42522960" calcext:value-type="float">
            <text:p>42522960</text:p>
          </table:table-cell>
          <table:table-cell/>
        </table:table-row>
        <table:table-row table:style-name="ro1">
          <table:table-cell office:value-type="float" office:value="299286" calcext:value-type="float">
            <text:p>29928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4:00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7000" calcext:value-type="float">
            <text:p>7077000</text:p>
          </table:table-cell>
          <table:table-cell office:value-type="float" office:value="32236520" calcext:value-type="float">
            <text:p>32236520</text:p>
          </table:table-cell>
          <table:table-cell office:value-type="float" office:value="0.219774760999794" calcext:value-type="float">
            <text:p>0.219774760999794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16:.G16])/4&lt;4.58;[.K16];0)" office:value-type="float" office:value="32236520" calcext:value-type="float">
            <text:p>32236520</text:p>
          </table:table-cell>
          <table:table-cell/>
        </table:table-row>
        <table:table-row table:style-name="ro1">
          <table:table-cell office:value-type="float" office:value="299287" calcext:value-type="float">
            <text:p>29928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5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1000" calcext:value-type="float">
            <text:p>2741000</text:p>
          </table:table-cell>
          <table:table-cell office:value-type="float" office:value="12501590" calcext:value-type="float">
            <text:p>1250159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7:.G17])/4&lt;4.58;[.K17];0)" office:value-type="float" office:value="12501590" calcext:value-type="float">
            <text:p>12501590</text:p>
          </table:table-cell>
          <table:table-cell/>
        </table:table-row>
        <table:table-row table:style-name="ro1">
          <table:table-cell office:value-type="float" office:value="299288" calcext:value-type="float">
            <text:p>29928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6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00" calcext:value-type="float">
            <text:p>448000</text:p>
          </table:table-cell>
          <table:table-cell office:value-type="float" office:value="2046220" calcext:value-type="float">
            <text:p>20462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:.G18])/4&lt;4.58;[.K18];0)" office:value-type="float" office:value="2046220" calcext:value-type="float">
            <text:p>2046220</text:p>
          </table:table-cell>
          <table:table-cell/>
        </table:table-row>
        <table:table-row table:style-name="ro1">
          <table:table-cell office:value-type="float" office:value="299289" calcext:value-type="float">
            <text:p>29928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7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4933150" calcext:value-type="float">
            <text:p>493315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:.G19])/4&lt;4.58;[.K19];0)" office:value-type="float" office:value="4933150" calcext:value-type="float">
            <text:p>4933150</text:p>
          </table:table-cell>
          <table:table-cell/>
        </table:table-row>
        <table:table-row table:style-name="ro1">
          <table:table-cell office:value-type="float" office:value="299290" calcext:value-type="float">
            <text:p>29929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8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7000" calcext:value-type="float">
            <text:p>2427000</text:p>
          </table:table-cell>
          <table:table-cell office:value-type="float" office:value="11088100" calcext:value-type="float">
            <text:p>1108810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20:.G20])/4&lt;4.58;[.K20];0)" office:value-type="float" office:value="11088100" calcext:value-type="float">
            <text:p>11088100</text:p>
          </table:table-cell>
          <table:table-cell/>
        </table:table-row>
        <table:table-row table:style-name="ro1">
          <table:table-cell office:value-type="float" office:value="299291" calcext:value-type="float">
            <text:p>29929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49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1000" calcext:value-type="float">
            <text:p>16901000</text:p>
          </table:table-cell>
          <table:table-cell office:value-type="float" office:value="77469560" calcext:value-type="float">
            <text:p>77469560</text:p>
          </table:table-cell>
          <table:table-cell office:value-type="float" office:value="0.437636327686239" calcext:value-type="float">
            <text:p>0.437636327686239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:.G21])/4&lt;4.58;[.K2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2" calcext:value-type="float">
            <text:p>29929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0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353600" calcext:value-type="float">
            <text:p>435360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22:.G22])/4&lt;4.58;[.K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3" calcext:value-type="float">
            <text:p>29929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1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000" calcext:value-type="float">
            <text:p>3648000</text:p>
          </table:table-cell>
          <table:table-cell office:value-type="float" office:value="16742120" calcext:value-type="float">
            <text:p>1674212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:.G23])/4&lt;4.58;[.K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4" calcext:value-type="float">
            <text:p>29929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2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7000" calcext:value-type="float">
            <text:p>2147000</text:p>
          </table:table-cell>
          <table:table-cell office:value-type="float" office:value="9872080" calcext:value-type="float">
            <text:p>987208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24:.G24])/4&lt;4.58;[.K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5" calcext:value-type="float">
            <text:p>29929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3:00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4.6100001335144" calcext:value-type="float">
            <text:p>4.6100001335144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7000" calcext:value-type="float">
            <text:p>11167000</text:p>
          </table:table-cell>
          <table:table-cell office:value-type="float" office:value="51356740" calcext:value-type="float">
            <text:p>51356740</text:p>
          </table:table-cell>
          <table:table-cell office:value-type="float" office:value="0.217396284546982" calcext:value-type="float">
            <text:p>0.217396284546982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25:.G25])/4&lt;4.58;[.K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6" calcext:value-type="float">
            <text:p>29929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4:00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4.61999988555908" calcext:value-type="float">
            <text:p>4.61999988555908</text:p>
          </table:table-cell>
          <table:table-cell office:value-type="float" office:value="4.59999990463257" calcext:value-type="float">
            <text:p>4.5999999046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1000" calcext:value-type="float">
            <text:p>9071000</text:p>
          </table:table-cell>
          <table:table-cell office:value-type="float" office:value="41867370" calcext:value-type="float">
            <text:p>41867370</text:p>
          </table:table-cell>
          <table:table-cell office:value-type="float" office:value="0" calcext:value-type="float">
            <text:p>0</text:p>
          </table:table-cell>
          <table:table-cell office:value-type="float" office:value="4.6100001335144" calcext:value-type="float">
            <text:p>4.6100001335144</text:p>
          </table:table-cell>
          <table:table-cell table:formula="of:=IF(SUM([.D26:.G26])/4&lt;4.58;[.K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7" calcext:value-type="float">
            <text:p>29929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5:00</text:p>
          </table:table-cell>
          <table:table-cell office:value-type="float" office:value="4.6100001335144" calcext:value-type="float">
            <text:p>4.6100001335144</text:p>
          </table:table-cell>
          <table:table-cell table:number-columns-repeated="2" office:value-type="float" office:value="4.61999988555908" calcext:value-type="float">
            <text:p>4.61999988555908</text:p>
          </table:table-cell>
          <table:table-cell office:value-type="float" office:value="4.6100001335144" calcext:value-type="float">
            <text:p>4.6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2000" calcext:value-type="float">
            <text:p>2802000</text:p>
          </table:table-cell>
          <table:table-cell office:value-type="float" office:value="12944470" calcext:value-type="float">
            <text:p>12944470</text:p>
          </table:table-cell>
          <table:table-cell office:value-type="float" office:value="0.216914354773662" calcext:value-type="float">
            <text:p>0.216914354773662</text:p>
          </table:table-cell>
          <table:table-cell office:value-type="float" office:value="4.6100001335144" calcext:value-type="float">
            <text:p>4.6100001335144</text:p>
          </table:table-cell>
          <table:table-cell table:formula="of:=IF(SUM([.D27:.G27])/4&lt;4.58;[.K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8" calcext:value-type="float">
            <text:p>29929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6:00</text:p>
          </table:table-cell>
          <table:table-cell table:number-columns-repeated="2" office:value-type="float" office:value="4.61999988555908" calcext:value-type="float">
            <text:p>4.61999988555908</text:p>
          </table:table-cell>
          <table:table-cell office:value-type="float" office:value="4.63000011444092" calcext:value-type="float">
            <text:p>4.63000011444092</text:p>
          </table:table-cell>
          <table:table-cell office:value-type="float" office:value="4.6100001335144" calcext:value-type="float">
            <text:p>4.6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6000" calcext:value-type="float">
            <text:p>7136000</text:p>
          </table:table-cell>
          <table:table-cell office:value-type="float" office:value="33000920" calcext:value-type="float">
            <text:p>33000920</text:p>
          </table:table-cell>
          <table:table-cell office:value-type="float" office:value="0" calcext:value-type="float">
            <text:p>0</text:p>
          </table:table-cell>
          <table:table-cell office:value-type="float" office:value="4.61999988555908" calcext:value-type="float">
            <text:p>4.61999988555908</text:p>
          </table:table-cell>
          <table:table-cell table:formula="of:=IF(SUM([.D28:.G28])/4&lt;4.58;[.K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299" calcext:value-type="float">
            <text:p>29929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7:00</text:p>
          </table:table-cell>
          <table:table-cell office:value-type="float" office:value="4.63000011444092" calcext:value-type="float">
            <text:p>4.63000011444092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4.63000011444092" calcext:value-type="float">
            <text:p>4.63000011444092</text:p>
          </table:table-cell>
          <table:table-cell office:value-type="float" office:value="4.59999990463257" calcext:value-type="float">
            <text:p>4.5999999046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32589250" calcext:value-type="float">
            <text:p>32589250</text:p>
          </table:table-cell>
          <table:table-cell office:value-type="float" office:value="-0.216444854813403" calcext:value-type="float">
            <text:p>-0.216444854813403</text:p>
          </table:table-cell>
          <table:table-cell office:value-type="float" office:value="4.61999988555908" calcext:value-type="float">
            <text:p>4.61999988555908</text:p>
          </table:table-cell>
          <table:table-cell table:formula="of:=IF(SUM([.D29:.G29])/4&lt;4.58;[.K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0" calcext:value-type="float">
            <text:p>29930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8:00</text:p>
          </table:table-cell>
          <table:table-cell office:value-type="float" office:value="4.59999990463257" calcext:value-type="float">
            <text:p>4.59999990463257</text:p>
          </table:table-cell>
          <table:table-cell table:number-columns-repeated="2" office:value-type="float" office:value="4.6100001335144" calcext:value-type="float">
            <text:p>4.6100001335144</text:p>
          </table:table-cell>
          <table:table-cell office:value-type="float" office:value="4.59999990463257" calcext:value-type="float">
            <text:p>4.5999999046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000" calcext:value-type="float">
            <text:p>831000</text:p>
          </table:table-cell>
          <table:table-cell office:value-type="float" office:value="3827840" calcext:value-type="float">
            <text:p>3827840</text:p>
          </table:table-cell>
          <table:table-cell office:value-type="float" office:value="0" calcext:value-type="float">
            <text:p>0</text:p>
          </table:table-cell>
          <table:table-cell office:value-type="float" office:value="4.6100001335144" calcext:value-type="float">
            <text:p>4.6100001335144</text:p>
          </table:table-cell>
          <table:table-cell table:formula="of:=IF(SUM([.D30:.G30])/4&lt;4.58;[.K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1" calcext:value-type="float">
            <text:p>29930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09:59:00</text:p>
          </table:table-cell>
          <table:table-cell table:number-columns-repeated="2" office:value-type="float" office:value="4.59999990463257" calcext:value-type="float">
            <text:p>4.59999990463257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4.59999990463257" calcext:value-type="float">
            <text:p>4.5999999046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7000" calcext:value-type="float">
            <text:p>987000</text:p>
          </table:table-cell>
          <table:table-cell office:value-type="float" office:value="4544060" calcext:value-type="float">
            <text:p>4544060</text:p>
          </table:table-cell>
          <table:table-cell office:value-type="float" office:value="-0.216924698312586" calcext:value-type="float">
            <text:p>-0.216924698312586</text:p>
          </table:table-cell>
          <table:table-cell office:value-type="float" office:value="4.6100001335144" calcext:value-type="float">
            <text:p>4.6100001335144</text:p>
          </table:table-cell>
          <table:table-cell table:formula="of:=IF(SUM([.D31:.G31])/4&lt;4.58;[.K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2" calcext:value-type="float">
            <text:p>29930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0:00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61000" calcext:value-type="float">
            <text:p>17861000</text:p>
          </table:table-cell>
          <table:table-cell office:value-type="float" office:value="82131470" calcext:value-type="float">
            <text:p>82131470</text:p>
          </table:table-cell>
          <table:table-cell office:value-type="float" office:value="-0.217385918521589" calcext:value-type="float">
            <text:p>-0.217385918521589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32:.G32])/4&lt;4.58;[.K3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3" calcext:value-type="float">
            <text:p>29930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1:00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4.59999990463257" calcext:value-type="float">
            <text:p>4.59999990463257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9644310" calcext:value-type="float">
            <text:p>964431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3:.G33])/4&lt;4.58;[.K3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4" calcext:value-type="float">
            <text:p>29930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2:00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000" calcext:value-type="float">
            <text:p>902000</text:p>
          </table:table-cell>
          <table:table-cell office:value-type="float" office:value="4140450" calcext:value-type="float">
            <text:p>4140450</text:p>
          </table:table-cell>
          <table:table-cell office:value-type="float" office:value="-0.217385918521589" calcext:value-type="float">
            <text:p>-0.217385918521589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34:.G34])/4&lt;4.58;[.K3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5" calcext:value-type="float">
            <text:p>29930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3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000" calcext:value-type="float">
            <text:p>484000</text:p>
          </table:table-cell>
          <table:table-cell office:value-type="float" office:value="2219260" calcext:value-type="float">
            <text:p>221926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5:.G35])/4&lt;4.58;[.K3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6" calcext:value-type="float">
            <text:p>29930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4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6000" calcext:value-type="float">
            <text:p>3676000</text:p>
          </table:table-cell>
          <table:table-cell office:value-type="float" office:value="16839040" calcext:value-type="float">
            <text:p>1683904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6:.G36])/4&lt;4.58;[.K3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07" calcext:value-type="float">
            <text:p>29930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5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000" calcext:value-type="float">
            <text:p>351000</text:p>
          </table:table-cell>
          <table:table-cell office:value-type="float" office:value="1606440" calcext:value-type="float">
            <text:p>16064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7:.G37])/4&lt;4.58;[.K37];0)" office:value-type="float" office:value="1606440" calcext:value-type="float">
            <text:p>1606440</text:p>
          </table:table-cell>
          <table:table-cell/>
        </table:table-row>
        <table:table-row table:style-name="ro1">
          <table:table-cell office:value-type="float" office:value="299308" calcext:value-type="float">
            <text:p>29930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6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7000" calcext:value-type="float">
            <text:p>6437000</text:p>
          </table:table-cell>
          <table:table-cell office:value-type="float" office:value="29400780" calcext:value-type="float">
            <text:p>29400780</text:p>
          </table:table-cell>
          <table:table-cell office:value-type="float" office:value="-0.436680813530015" calcext:value-type="float">
            <text:p>-0.436680813530015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8:.G38])/4&lt;4.58;[.K38];0)" office:value-type="float" office:value="29400780" calcext:value-type="float">
            <text:p>29400780</text:p>
          </table:table-cell>
          <table:table-cell/>
        </table:table-row>
        <table:table-row table:style-name="ro1">
          <table:table-cell office:value-type="float" office:value="299309" calcext:value-type="float">
            <text:p>29930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7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2000" calcext:value-type="float">
            <text:p>1472000</text:p>
          </table:table-cell>
          <table:table-cell office:value-type="float" office:value="6714000" calcext:value-type="float">
            <text:p>671400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39:.G39])/4&lt;4.58;[.K39];0)" office:value-type="float" office:value="6714000" calcext:value-type="float">
            <text:p>6714000</text:p>
          </table:table-cell>
          <table:table-cell/>
        </table:table-row>
        <table:table-row table:style-name="ro1">
          <table:table-cell office:value-type="float" office:value="299310" calcext:value-type="float">
            <text:p>29931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8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9000" calcext:value-type="float">
            <text:p>3759000</text:p>
          </table:table-cell>
          <table:table-cell office:value-type="float" office:value="17105470" calcext:value-type="float">
            <text:p>1710547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0:.G40])/4&lt;4.58;[.K40];0)" office:value-type="float" office:value="17105470" calcext:value-type="float">
            <text:p>17105470</text:p>
          </table:table-cell>
          <table:table-cell/>
        </table:table-row>
        <table:table-row table:style-name="ro1">
          <table:table-cell office:value-type="float" office:value="299311" calcext:value-type="float">
            <text:p>29931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09:00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4000" calcext:value-type="float">
            <text:p>2634000</text:p>
          </table:table-cell>
          <table:table-cell office:value-type="float" office:value="11999220" calcext:value-type="float">
            <text:p>11999220</text:p>
          </table:table-cell>
          <table:table-cell office:value-type="float" office:value="-0.219292810749081" calcext:value-type="float">
            <text:p>-0.219292810749081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1:.G41])/4&lt;4.58;[.K41];0)" office:value-type="float" office:value="11999220" calcext:value-type="float">
            <text:p>11999220</text:p>
          </table:table-cell>
          <table:table-cell/>
        </table:table-row>
        <table:table-row table:style-name="ro1">
          <table:table-cell office:value-type="float" office:value="299312" calcext:value-type="float">
            <text:p>29931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0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9000" calcext:value-type="float">
            <text:p>4549000</text:p>
          </table:table-cell>
          <table:table-cell office:value-type="float" office:value="20744870" calcext:value-type="float">
            <text:p>20744870</text:p>
          </table:table-cell>
          <table:table-cell office:value-type="float" office:value="0.219774760999794" calcext:value-type="float">
            <text:p>0.219774760999794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42:.G42])/4&lt;4.58;[.K42];0)" office:value-type="float" office:value="20744870" calcext:value-type="float">
            <text:p>20744870</text:p>
          </table:table-cell>
          <table:table-cell/>
        </table:table-row>
        <table:table-row table:style-name="ro1">
          <table:table-cell office:value-type="float" office:value="299313" calcext:value-type="float">
            <text:p>29931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1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8246680" calcext:value-type="float">
            <text:p>824668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3:.G43])/4&lt;4.58;[.K43];0)" office:value-type="float" office:value="8246680" calcext:value-type="float">
            <text:p>8246680</text:p>
          </table:table-cell>
          <table:table-cell/>
        </table:table-row>
        <table:table-row table:style-name="ro1">
          <table:table-cell office:value-type="float" office:value="299314" calcext:value-type="float">
            <text:p>29931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2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00" calcext:value-type="float">
            <text:p>963000</text:p>
          </table:table-cell>
          <table:table-cell office:value-type="float" office:value="4390380" calcext:value-type="float">
            <text:p>439038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4:.G44])/4&lt;4.58;[.K44];0)" office:value-type="float" office:value="4390380" calcext:value-type="float">
            <text:p>4390380</text:p>
          </table:table-cell>
          <table:table-cell/>
        </table:table-row>
        <table:table-row table:style-name="ro1">
          <table:table-cell office:value-type="float" office:value="299315" calcext:value-type="float">
            <text:p>29931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3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9000" calcext:value-type="float">
            <text:p>1599000</text:p>
          </table:table-cell>
          <table:table-cell office:value-type="float" office:value="7285050" calcext:value-type="float">
            <text:p>728505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5:.G45])/4&lt;4.58;[.K45];0)" office:value-type="float" office:value="7285050" calcext:value-type="float">
            <text:p>7285050</text:p>
          </table:table-cell>
          <table:table-cell/>
        </table:table-row>
        <table:table-row table:style-name="ro1">
          <table:table-cell office:value-type="float" office:value="299316" calcext:value-type="float">
            <text:p>29931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4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000" calcext:value-type="float">
            <text:p>897000</text:p>
          </table:table-cell>
          <table:table-cell office:value-type="float" office:value="4088600" calcext:value-type="float">
            <text:p>408860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6:.G46])/4&lt;4.58;[.K46];0)" office:value-type="float" office:value="4088600" calcext:value-type="float">
            <text:p>4088600</text:p>
          </table:table-cell>
          <table:table-cell/>
        </table:table-row>
        <table:table-row table:style-name="ro1">
          <table:table-cell office:value-type="float" office:value="299317" calcext:value-type="float">
            <text:p>29931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5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1000" calcext:value-type="float">
            <text:p>4741000</text:p>
          </table:table-cell>
          <table:table-cell office:value-type="float" office:value="21621270" calcext:value-type="float">
            <text:p>2162127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7:.G47])/4&lt;4.58;[.K47];0)" office:value-type="float" office:value="21621270" calcext:value-type="float">
            <text:p>21621270</text:p>
          </table:table-cell>
          <table:table-cell/>
        </table:table-row>
        <table:table-row table:style-name="ro1">
          <table:table-cell office:value-type="float" office:value="299318" calcext:value-type="float">
            <text:p>29931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6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5000" calcext:value-type="float">
            <text:p>2135000</text:p>
          </table:table-cell>
          <table:table-cell office:value-type="float" office:value="9737170" calcext:value-type="float">
            <text:p>973717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8:.G48])/4&lt;4.58;[.K48];0)" office:value-type="float" office:value="9737170" calcext:value-type="float">
            <text:p>9737170</text:p>
          </table:table-cell>
          <table:table-cell/>
        </table:table-row>
        <table:table-row table:style-name="ro1">
          <table:table-cell office:value-type="float" office:value="299319" calcext:value-type="float">
            <text:p>29931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7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000" calcext:value-type="float">
            <text:p>774000</text:p>
          </table:table-cell>
          <table:table-cell office:value-type="float" office:value="3531500" calcext:value-type="float">
            <text:p>353150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49:.G49])/4&lt;4.58;[.K49];0)" office:value-type="float" office:value="3531500" calcext:value-type="float">
            <text:p>3531500</text:p>
          </table:table-cell>
          <table:table-cell/>
        </table:table-row>
        <table:table-row table:style-name="ro1">
          <table:table-cell office:value-type="float" office:value="299320" calcext:value-type="float">
            <text:p>29932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8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4000" calcext:value-type="float">
            <text:p>1904000</text:p>
          </table:table-cell>
          <table:table-cell office:value-type="float" office:value="8685680" calcext:value-type="float">
            <text:p>868568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50:.G50])/4&lt;4.58;[.K50];0)" office:value-type="float" office:value="8685680" calcext:value-type="float">
            <text:p>8685680</text:p>
          </table:table-cell>
          <table:table-cell/>
        </table:table-row>
        <table:table-row table:style-name="ro1">
          <table:table-cell office:value-type="float" office:value="299321" calcext:value-type="float">
            <text:p>29932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19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00" calcext:value-type="float">
            <text:p>142000</text:p>
          </table:table-cell>
          <table:table-cell office:value-type="float" office:value="647020" calcext:value-type="float">
            <text:p>64702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51:.G51])/4&lt;4.58;[.K51];0)" office:value-type="float" office:value="647020" calcext:value-type="float">
            <text:p>647020</text:p>
          </table:table-cell>
          <table:table-cell/>
        </table:table-row>
        <table:table-row table:style-name="ro1">
          <table:table-cell office:value-type="float" office:value="299322" calcext:value-type="float">
            <text:p>29932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0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000" calcext:value-type="float">
            <text:p>1618000</text:p>
          </table:table-cell>
          <table:table-cell office:value-type="float" office:value="7376610" calcext:value-type="float">
            <text:p>737661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52:.G52])/4&lt;4.58;[.K52];0)" office:value-type="float" office:value="7376610" calcext:value-type="float">
            <text:p>7376610</text:p>
          </table:table-cell>
          <table:table-cell/>
        </table:table-row>
        <table:table-row table:style-name="ro1">
          <table:table-cell office:value-type="float" office:value="299323" calcext:value-type="float">
            <text:p>29932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1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000" calcext:value-type="float">
            <text:p>747000</text:p>
          </table:table-cell>
          <table:table-cell office:value-type="float" office:value="3408410" calcext:value-type="float">
            <text:p>34084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53:.G53])/4&lt;4.58;[.K53];0)" office:value-type="float" office:value="3408410" calcext:value-type="float">
            <text:p>3408410</text:p>
          </table:table-cell>
          <table:table-cell/>
        </table:table-row>
        <table:table-row table:style-name="ro1">
          <table:table-cell office:value-type="float" office:value="299324" calcext:value-type="float">
            <text:p>29932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2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000" calcext:value-type="float">
            <text:p>1044000</text:p>
          </table:table-cell>
          <table:table-cell office:value-type="float" office:value="4758750" calcext:value-type="float">
            <text:p>4758750</text:p>
          </table:table-cell>
          <table:table-cell office:value-type="float" office:value="-0.437636327686239" calcext:value-type="float">
            <text:p>-0.437636327686239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54:.G54])/4&lt;4.58;[.K54];0)" office:value-type="float" office:value="4758750" calcext:value-type="float">
            <text:p>4758750</text:p>
          </table:table-cell>
          <table:table-cell/>
        </table:table-row>
        <table:table-row table:style-name="ro1">
          <table:table-cell office:value-type="float" office:value="299325" calcext:value-type="float">
            <text:p>29932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3:00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000" calcext:value-type="float">
            <text:p>367000</text:p>
          </table:table-cell>
          <table:table-cell office:value-type="float" office:value="1672230" calcext:value-type="float">
            <text:p>1672230</text:p>
          </table:table-cell>
          <table:table-cell office:value-type="float" office:value="0" calcext:value-type="float">
            <text:p>0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55:.G55])/4&lt;4.58;[.K55];0)" office:value-type="float" office:value="1672230" calcext:value-type="float">
            <text:p>1672230</text:p>
          </table:table-cell>
          <table:table-cell/>
        </table:table-row>
        <table:table-row table:style-name="ro1">
          <table:table-cell office:value-type="float" office:value="299326" calcext:value-type="float">
            <text:p>29932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4:00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3999996185303" calcext:value-type="float">
            <text:p>4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6000" calcext:value-type="float">
            <text:p>6566000</text:p>
          </table:table-cell>
          <table:table-cell office:value-type="float" office:value="29875150" calcext:value-type="float">
            <text:p>29875150</text:p>
          </table:table-cell>
          <table:table-cell office:value-type="float" office:value="0" calcext:value-type="float">
            <text:p>0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56:.G56])/4&lt;4.58;[.K56];0)" office:value-type="float" office:value="29875150" calcext:value-type="float">
            <text:p>29875150</text:p>
          </table:table-cell>
          <table:table-cell/>
        </table:table-row>
        <table:table-row table:style-name="ro1">
          <table:table-cell office:value-type="float" office:value="299327" calcext:value-type="float">
            <text:p>29932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5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239010" calcext:value-type="float">
            <text:p>1239010</text:p>
          </table:table-cell>
          <table:table-cell office:value-type="float" office:value="0.219774760999794" calcext:value-type="float">
            <text:p>0.219774760999794</text:p>
          </table:table-cell>
          <table:table-cell office:value-type="float" office:value="4.55000019073486" calcext:value-type="float">
            <text:p>4.55000019073486</text:p>
          </table:table-cell>
          <table:table-cell table:formula="of:=IF(SUM([.D57:.G57])/4&lt;4.58;[.K57];0)" office:value-type="float" office:value="1239010" calcext:value-type="float">
            <text:p>1239010</text:p>
          </table:table-cell>
          <table:table-cell/>
        </table:table-row>
        <table:table-row table:style-name="ro1">
          <table:table-cell office:value-type="float" office:value="299328" calcext:value-type="float">
            <text:p>29932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6:00</text:p>
          </table:table-cell>
          <table:table-cell table:number-columns-repeated="3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00" calcext:value-type="float">
            <text:p>277000</text:p>
          </table:table-cell>
          <table:table-cell office:value-type="float" office:value="1263070" calcext:value-type="float">
            <text:p>126307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58:.G58])/4&lt;4.58;[.K58];0)" office:value-type="float" office:value="1263070" calcext:value-type="float">
            <text:p>1263070</text:p>
          </table:table-cell>
          <table:table-cell/>
        </table:table-row>
        <table:table-row table:style-name="ro1">
          <table:table-cell office:value-type="float" office:value="299329" calcext:value-type="float">
            <text:p>29932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7:00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47000" calcext:value-type="float">
            <text:p>54700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59:.G59])/4&lt;4.58;[.K59];0)" office:value-type="float" office:value="547000" calcext:value-type="float">
            <text:p>547000</text:p>
          </table:table-cell>
          <table:table-cell/>
        </table:table-row>
        <table:table-row table:style-name="ro1">
          <table:table-cell office:value-type="float" office:value="299330" calcext:value-type="float">
            <text:p>29933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8:00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111550" calcext:value-type="float">
            <text:p>111155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60:.G60])/4&lt;4.58;[.K60];0)" office:value-type="float" office:value="1111550" calcext:value-type="float">
            <text:p>1111550</text:p>
          </table:table-cell>
          <table:table-cell/>
        </table:table-row>
        <table:table-row table:style-name="ro1">
          <table:table-cell office:value-type="float" office:value="299331" calcext:value-type="float">
            <text:p>29933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29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3000" calcext:value-type="float">
            <text:p>4843000</text:p>
          </table:table-cell>
          <table:table-cell office:value-type="float" office:value="22084560" calcext:value-type="float">
            <text:p>2208456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61:.G61])/4&lt;4.58;[.K61];0)" office:value-type="float" office:value="22084560" calcext:value-type="float">
            <text:p>22084560</text:p>
          </table:table-cell>
          <table:table-cell/>
        </table:table-row>
        <table:table-row table:style-name="ro1">
          <table:table-cell office:value-type="float" office:value="299332" calcext:value-type="float">
            <text:p>29933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0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68710" calcext:value-type="float">
            <text:p>10687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2:.G62])/4&lt;4.58;[.K62];0)" office:value-type="float" office:value="1068710" calcext:value-type="float">
            <text:p>1068710</text:p>
          </table:table-cell>
          <table:table-cell/>
        </table:table-row>
        <table:table-row table:style-name="ro1">
          <table:table-cell office:value-type="float" office:value="299333" calcext:value-type="float">
            <text:p>29933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1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8000" calcext:value-type="float">
            <text:p>2768000</text:p>
          </table:table-cell>
          <table:table-cell office:value-type="float" office:value="12649230" calcext:value-type="float">
            <text:p>1264923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3:.G63])/4&lt;4.58;[.K63];0)" office:value-type="float" office:value="12649230" calcext:value-type="float">
            <text:p>12649230</text:p>
          </table:table-cell>
          <table:table-cell/>
        </table:table-row>
        <table:table-row table:style-name="ro1">
          <table:table-cell office:value-type="float" office:value="299334" calcext:value-type="float">
            <text:p>29933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2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00" calcext:value-type="float">
            <text:p>292000</text:p>
          </table:table-cell>
          <table:table-cell office:value-type="float" office:value="1333790" calcext:value-type="float">
            <text:p>133379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4:.G64])/4&lt;4.58;[.K64];0)" office:value-type="float" office:value="1333790" calcext:value-type="float">
            <text:p>1333790</text:p>
          </table:table-cell>
          <table:table-cell/>
        </table:table-row>
        <table:table-row table:style-name="ro1">
          <table:table-cell office:value-type="float" office:value="299335" calcext:value-type="float">
            <text:p>29933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3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4000" calcext:value-type="float">
            <text:p>984000</text:p>
          </table:table-cell>
          <table:table-cell office:value-type="float" office:value="4493600" calcext:value-type="float">
            <text:p>449360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65:.G65])/4&lt;4.58;[.K65];0)" office:value-type="float" office:value="4493600" calcext:value-type="float">
            <text:p>4493600</text:p>
          </table:table-cell>
          <table:table-cell/>
        </table:table-row>
        <table:table-row table:style-name="ro1">
          <table:table-cell office:value-type="float" office:value="299336" calcext:value-type="float">
            <text:p>29933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4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3000" calcext:value-type="float">
            <text:p>3483000</text:p>
          </table:table-cell>
          <table:table-cell office:value-type="float" office:value="15914160" calcext:value-type="float">
            <text:p>1591416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6:.G66])/4&lt;4.58;[.K66];0)" office:value-type="float" office:value="15914160" calcext:value-type="float">
            <text:p>15914160</text:p>
          </table:table-cell>
          <table:table-cell/>
        </table:table-row>
        <table:table-row table:style-name="ro1">
          <table:table-cell office:value-type="float" office:value="299337" calcext:value-type="float">
            <text:p>29933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5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4000" calcext:value-type="float">
            <text:p>3244000</text:p>
          </table:table-cell>
          <table:table-cell office:value-type="float" office:value="14795170" calcext:value-type="float">
            <text:p>1479517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7:.G67])/4&lt;4.58;[.K67];0)" office:value-type="float" office:value="14795170" calcext:value-type="float">
            <text:p>14795170</text:p>
          </table:table-cell>
          <table:table-cell/>
        </table:table-row>
        <table:table-row table:style-name="ro1">
          <table:table-cell office:value-type="float" office:value="299338" calcext:value-type="float">
            <text:p>29933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6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000019073486" calcext:value-type="float">
            <text:p>4.550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3000" calcext:value-type="float">
            <text:p>2283000</text:p>
          </table:table-cell>
          <table:table-cell office:value-type="float" office:value="10413180" calcext:value-type="float">
            <text:p>1041318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68:.G68])/4&lt;4.58;[.K68];0)" office:value-type="float" office:value="10413180" calcext:value-type="float">
            <text:p>10413180</text:p>
          </table:table-cell>
          <table:table-cell/>
        </table:table-row>
        <table:table-row table:style-name="ro1">
          <table:table-cell office:value-type="float" office:value="299339" calcext:value-type="float">
            <text:p>29933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7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  <table:table-cell office:value-type="float" office:value="2852910" calcext:value-type="float">
            <text:p>28529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69:.G69])/4&lt;4.58;[.K69];0)" office:value-type="float" office:value="2852910" calcext:value-type="float">
            <text:p>2852910</text:p>
          </table:table-cell>
          <table:table-cell/>
        </table:table-row>
        <table:table-row table:style-name="ro1">
          <table:table-cell office:value-type="float" office:value="299340" calcext:value-type="float">
            <text:p>29934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8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00" calcext:value-type="float">
            <text:p>468000</text:p>
          </table:table-cell>
          <table:table-cell office:value-type="float" office:value="2135980" calcext:value-type="float">
            <text:p>213598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0:.G70])/4&lt;4.58;[.K70];0)" office:value-type="float" office:value="2135980" calcext:value-type="float">
            <text:p>2135980</text:p>
          </table:table-cell>
          <table:table-cell/>
        </table:table-row>
        <table:table-row table:style-name="ro1">
          <table:table-cell office:value-type="float" office:value="299341" calcext:value-type="float">
            <text:p>29934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39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000" calcext:value-type="float">
            <text:p>581000</text:p>
          </table:table-cell>
          <table:table-cell office:value-type="float" office:value="2652380" calcext:value-type="float">
            <text:p>265238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71:.G71])/4&lt;4.58;[.K71];0)" office:value-type="float" office:value="2652380" calcext:value-type="float">
            <text:p>2652380</text:p>
          </table:table-cell>
          <table:table-cell/>
        </table:table-row>
        <table:table-row table:style-name="ro1">
          <table:table-cell office:value-type="float" office:value="299342" calcext:value-type="float">
            <text:p>29934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0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000" calcext:value-type="float">
            <text:p>692000</text:p>
          </table:table-cell>
          <table:table-cell office:value-type="float" office:value="3157600" calcext:value-type="float">
            <text:p>31576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2:.G72])/4&lt;4.58;[.K72];0)" office:value-type="float" office:value="3157600" calcext:value-type="float">
            <text:p>3157600</text:p>
          </table:table-cell>
          <table:table-cell/>
        </table:table-row>
        <table:table-row table:style-name="ro1">
          <table:table-cell office:value-type="float" office:value="299343" calcext:value-type="float">
            <text:p>29934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1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6000" calcext:value-type="float">
            <text:p>6686000</text:p>
          </table:table-cell>
          <table:table-cell office:value-type="float" office:value="30571030" calcext:value-type="float">
            <text:p>3057103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3:.G73])/4&lt;4.58;[.K73];0)" office:value-type="float" office:value="30571030" calcext:value-type="float">
            <text:p>30571030</text:p>
          </table:table-cell>
          <table:table-cell/>
        </table:table-row>
        <table:table-row table:style-name="ro1">
          <table:table-cell office:value-type="float" office:value="299344" calcext:value-type="float">
            <text:p>29934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2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000" calcext:value-type="float">
            <text:p>2471000</text:p>
          </table:table-cell>
          <table:table-cell office:value-type="float" office:value="11295980" calcext:value-type="float">
            <text:p>1129598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74:.G74])/4&lt;4.58;[.K74];0)" office:value-type="float" office:value="11295980" calcext:value-type="float">
            <text:p>11295980</text:p>
          </table:table-cell>
          <table:table-cell/>
        </table:table-row>
        <table:table-row table:style-name="ro1">
          <table:table-cell office:value-type="float" office:value="299345" calcext:value-type="float">
            <text:p>29934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3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0000" calcext:value-type="float">
            <text:p>3650000</text:p>
          </table:table-cell>
          <table:table-cell office:value-type="float" office:value="16679440" calcext:value-type="float">
            <text:p>1667944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5:.G75])/4&lt;4.58;[.K75];0)" office:value-type="float" office:value="16679440" calcext:value-type="float">
            <text:p>16679440</text:p>
          </table:table-cell>
          <table:table-cell/>
        </table:table-row>
        <table:table-row table:style-name="ro1">
          <table:table-cell office:value-type="float" office:value="299346" calcext:value-type="float">
            <text:p>29934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4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0" calcext:value-type="float">
            <text:p>190000</text:p>
          </table:table-cell>
          <table:table-cell office:value-type="float" office:value="866530" calcext:value-type="float">
            <text:p>86653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76:.G76])/4&lt;4.58;[.K76];0)" office:value-type="float" office:value="866530" calcext:value-type="float">
            <text:p>866530</text:p>
          </table:table-cell>
          <table:table-cell/>
        </table:table-row>
        <table:table-row table:style-name="ro1">
          <table:table-cell office:value-type="float" office:value="299347" calcext:value-type="float">
            <text:p>29934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5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0" calcext:value-type="float">
            <text:p>580000</text:p>
          </table:table-cell>
          <table:table-cell office:value-type="float" office:value="2647300" calcext:value-type="float">
            <text:p>264730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77:.G77])/4&lt;4.58;[.K77];0)" office:value-type="float" office:value="2647300" calcext:value-type="float">
            <text:p>2647300</text:p>
          </table:table-cell>
          <table:table-cell/>
        </table:table-row>
        <table:table-row table:style-name="ro1">
          <table:table-cell office:value-type="float" office:value="299348" calcext:value-type="float">
            <text:p>29934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6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5000" calcext:value-type="float">
            <text:p>2795000</text:p>
          </table:table-cell>
          <table:table-cell office:value-type="float" office:value="12772010" calcext:value-type="float">
            <text:p>127720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8:.G78])/4&lt;4.58;[.K78];0)" office:value-type="float" office:value="12772010" calcext:value-type="float">
            <text:p>12772010</text:p>
          </table:table-cell>
          <table:table-cell/>
        </table:table-row>
        <table:table-row table:style-name="ro1">
          <table:table-cell office:value-type="float" office:value="299349" calcext:value-type="float">
            <text:p>29934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7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8000" calcext:value-type="float">
            <text:p>6548000</text:p>
          </table:table-cell>
          <table:table-cell office:value-type="float" office:value="29987710" calcext:value-type="float">
            <text:p>29987710</text:p>
          </table:table-cell>
          <table:table-cell office:value-type="float" office:value="0.437636327686239" calcext:value-type="float">
            <text:p>0.437636327686239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79:.G79])/4&lt;4.58;[.K7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50" calcext:value-type="float">
            <text:p>29935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000" calcext:value-type="float">
            <text:p>2693000</text:p>
          </table:table-cell>
          <table:table-cell office:value-type="float" office:value="12333910" calcext:value-type="float">
            <text:p>1233391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80:.G80])/4&lt;4.58;[.K80];0)" office:value-type="float" office:value="12333910" calcext:value-type="float">
            <text:p>12333910</text:p>
          </table:table-cell>
          <table:table-cell/>
        </table:table-row>
        <table:table-row table:style-name="ro1">
          <table:table-cell office:value-type="float" office:value="299351" calcext:value-type="float">
            <text:p>29935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4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000" calcext:value-type="float">
            <text:p>472000</text:p>
          </table:table-cell>
          <table:table-cell office:value-type="float" office:value="2160770" calcext:value-type="float">
            <text:p>216077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81:.G81])/4&lt;4.58;[.K81];0)" office:value-type="float" office:value="2160770" calcext:value-type="float">
            <text:p>2160770</text:p>
          </table:table-cell>
          <table:table-cell/>
        </table:table-row>
        <table:table-row table:style-name="ro1">
          <table:table-cell office:value-type="float" office:value="299352" calcext:value-type="float">
            <text:p>29935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0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150330" calcext:value-type="float">
            <text:p>215033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82:.G82])/4&lt;4.58;[.K82];0)" office:value-type="float" office:value="2150330" calcext:value-type="float">
            <text:p>2150330</text:p>
          </table:table-cell>
          <table:table-cell/>
        </table:table-row>
        <table:table-row table:style-name="ro1">
          <table:table-cell office:value-type="float" office:value="299353" calcext:value-type="float">
            <text:p>29935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500850" calcext:value-type="float">
            <text:p>150085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83:.G83])/4&lt;4.58;[.K83];0)" office:value-type="float" office:value="1500850" calcext:value-type="float">
            <text:p>1500850</text:p>
          </table:table-cell>
          <table:table-cell/>
        </table:table-row>
        <table:table-row table:style-name="ro1">
          <table:table-cell office:value-type="float" office:value="299354" calcext:value-type="float">
            <text:p>29935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3000" calcext:value-type="float">
            <text:p>683000</text:p>
          </table:table-cell>
          <table:table-cell office:value-type="float" office:value="3127670" calcext:value-type="float">
            <text:p>31276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84:.G84])/4&lt;4.58;[.K84];0)" office:value-type="float" office:value="3127670" calcext:value-type="float">
            <text:p>3127670</text:p>
          </table:table-cell>
          <table:table-cell/>
        </table:table-row>
        <table:table-row table:style-name="ro1">
          <table:table-cell office:value-type="float" office:value="299355" calcext:value-type="float">
            <text:p>29935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3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9000" calcext:value-type="float">
            <text:p>1549000</text:p>
          </table:table-cell>
          <table:table-cell office:value-type="float" office:value="7084530" calcext:value-type="float">
            <text:p>70845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85:.G85])/4&lt;4.58;[.K85];0)" office:value-type="float" office:value="7084530" calcext:value-type="float">
            <text:p>7084530</text:p>
          </table:table-cell>
          <table:table-cell/>
        </table:table-row>
        <table:table-row table:style-name="ro1">
          <table:table-cell office:value-type="float" office:value="299356" calcext:value-type="float">
            <text:p>29935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4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6000" calcext:value-type="float">
            <text:p>4656000</text:p>
          </table:table-cell>
          <table:table-cell office:value-type="float" office:value="21326040" calcext:value-type="float">
            <text:p>2132604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86:.G86])/4&lt;4.58;[.K8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57" calcext:value-type="float">
            <text:p>29935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5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000" calcext:value-type="float">
            <text:p>467000</text:p>
          </table:table-cell>
          <table:table-cell office:value-type="float" office:value="2142440" calcext:value-type="float">
            <text:p>214244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87:.G87])/4&lt;4.58;[.K8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58" calcext:value-type="float">
            <text:p>29935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6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5295250" calcext:value-type="float">
            <text:p>529525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88:.G88])/4&lt;4.58;[.K8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59" calcext:value-type="float">
            <text:p>29935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7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000" calcext:value-type="float">
            <text:p>657000</text:p>
          </table:table-cell>
          <table:table-cell office:value-type="float" office:value="3015380" calcext:value-type="float">
            <text:p>301538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89:.G89])/4&lt;4.58;[.K8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0" calcext:value-type="float">
            <text:p>29936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8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7000" calcext:value-type="float">
            <text:p>1897000</text:p>
          </table:table-cell>
          <table:table-cell office:value-type="float" office:value="8707120" calcext:value-type="float">
            <text:p>870712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0:.G90])/4&lt;4.58;[.K9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1" calcext:value-type="float">
            <text:p>29936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0:59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000" calcext:value-type="float">
            <text:p>701000</text:p>
          </table:table-cell>
          <table:table-cell office:value-type="float" office:value="3216770" calcext:value-type="float">
            <text:p>321677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1:.G91])/4&lt;4.58;[.K9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2" calcext:value-type="float">
            <text:p>29936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0:00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4.59999990463257" calcext:value-type="float">
            <text:p>4.59999990463257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000" calcext:value-type="float">
            <text:p>2214000</text:p>
          </table:table-cell>
          <table:table-cell office:value-type="float" office:value="10162350" calcext:value-type="float">
            <text:p>1016235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2:.G92])/4&lt;4.58;[.K9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3" calcext:value-type="float">
            <text:p>29936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1:00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2000" calcext:value-type="float">
            <text:p>3622000</text:p>
          </table:table-cell>
          <table:table-cell office:value-type="float" office:value="16625020" calcext:value-type="float">
            <text:p>16625020</text:p>
          </table:table-cell>
          <table:table-cell office:value-type="float" office:value="-0.217385918521589" calcext:value-type="float">
            <text:p>-0.217385918521589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93:.G93])/4&lt;4.58;[.K9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4" calcext:value-type="float">
            <text:p>29936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2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000" calcext:value-type="float">
            <text:p>437000</text:p>
          </table:table-cell>
          <table:table-cell office:value-type="float" office:value="2005120" calcext:value-type="float">
            <text:p>200512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4:.G94])/4&lt;4.58;[.K9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5" calcext:value-type="float">
            <text:p>29936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3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000" calcext:value-type="float">
            <text:p>746000</text:p>
          </table:table-cell>
          <table:table-cell office:value-type="float" office:value="3421770" calcext:value-type="float">
            <text:p>342177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5:.G95])/4&lt;4.58;[.K9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6" calcext:value-type="float">
            <text:p>29936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4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float" office:value="812290" calcext:value-type="float">
            <text:p>81229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6:.G96])/4&lt;4.58;[.K9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7" calcext:value-type="float">
            <text:p>29936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5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999990463257" calcext:value-type="float">
            <text:p>4.59999990463257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7000" calcext:value-type="float">
            <text:p>2477000</text:p>
          </table:table-cell>
          <table:table-cell office:value-type="float" office:value="11369820" calcext:value-type="float">
            <text:p>1136982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97:.G97])/4&lt;4.58;[.K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8" calcext:value-type="float">
            <text:p>29936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6:00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00" calcext:value-type="float">
            <text:p>349000</text:p>
          </table:table-cell>
          <table:table-cell office:value-type="float" office:value="1604860" calcext:value-type="float">
            <text:p>1604860</text:p>
          </table:table-cell>
          <table:table-cell office:value-type="float" office:value="0" calcext:value-type="float">
            <text:p>0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98:.G98])/4&lt;4.58;[.K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69" calcext:value-type="float">
            <text:p>29936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7:00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51810" calcext:value-type="float">
            <text:p>551810</text:p>
          </table:table-cell>
          <table:table-cell office:value-type="float" office:value="-0.217385918521589" calcext:value-type="float">
            <text:p>-0.217385918521589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99:.G99])/4&lt;4.58;[.K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0" calcext:value-type="float">
            <text:p>29937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8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00" calcext:value-type="float">
            <text:p>403000</text:p>
          </table:table-cell>
          <table:table-cell office:value-type="float" office:value="1853030" calcext:value-type="float">
            <text:p>185303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00:.G100])/4&lt;4.58;[.K1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1" calcext:value-type="float">
            <text:p>29937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09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000" calcext:value-type="float">
            <text:p>578000</text:p>
          </table:table-cell>
          <table:table-cell office:value-type="float" office:value="2658590" calcext:value-type="float">
            <text:p>2658590</text:p>
          </table:table-cell>
          <table:table-cell office:value-type="float" office:value="0" calcext:value-type="float">
            <text:p>0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101:.G101])/4&lt;4.58;[.K1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2" calcext:value-type="float">
            <text:p>29937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0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000" calcext:value-type="float">
            <text:p>435000</text:p>
          </table:table-cell>
          <table:table-cell office:value-type="float" office:value="2000150" calcext:value-type="float">
            <text:p>2000150</text:p>
          </table:table-cell>
          <table:table-cell office:value-type="float" office:value="0" calcext:value-type="float">
            <text:p>0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102:.G102])/4&lt;4.58;[.K1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3" calcext:value-type="float">
            <text:p>29937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1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022980" calcext:value-type="float">
            <text:p>2022980</text:p>
          </table:table-cell>
          <table:table-cell office:value-type="float" office:value="0" calcext:value-type="float">
            <text:p>0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103:.G103])/4&lt;4.58;[.K1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4" calcext:value-type="float">
            <text:p>29937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2:00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000" calcext:value-type="float">
            <text:p>537000</text:p>
          </table:table-cell>
          <table:table-cell office:value-type="float" office:value="2467780" calcext:value-type="float">
            <text:p>2467780</text:p>
          </table:table-cell>
          <table:table-cell office:value-type="float" office:value="-0.217385918521589" calcext:value-type="float">
            <text:p>-0.217385918521589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104:.G104])/4&lt;4.58;[.K1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5" calcext:value-type="float">
            <text:p>29937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3:00</text:p>
          </table:table-cell>
          <table:table-cell table:number-columns-repeated="3" office:value-type="float" office:value="4.59999990463257" calcext:value-type="float">
            <text:p>4.59999990463257</text:p>
          </table:table-cell>
          <table:table-cell office:value-type="float" office:value="4.59000015258789" calcext:value-type="float">
            <text:p>4.5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4810880" calcext:value-type="float">
            <text:p>4810880</text:p>
          </table:table-cell>
          <table:table-cell office:value-type="float" office:value="0.217859514428115" calcext:value-type="float">
            <text:p>0.217859514428115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05:.G105])/4&lt;4.58;[.K1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6" calcext:value-type="float">
            <text:p>29937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4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9000" calcext:value-type="float">
            <text:p>4769000</text:p>
          </table:table-cell>
          <table:table-cell office:value-type="float" office:value="21868850" calcext:value-type="float">
            <text:p>21868850</text:p>
          </table:table-cell>
          <table:table-cell office:value-type="float" office:value="-0.434782203068572" calcext:value-type="float">
            <text:p>-0.434782203068572</text:p>
          </table:table-cell>
          <table:table-cell office:value-type="float" office:value="4.59999990463257" calcext:value-type="float">
            <text:p>4.59999990463257</text:p>
          </table:table-cell>
          <table:table-cell table:formula="of:=IF(SUM([.D106:.G106])/4&lt;4.58;[.K1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7" calcext:value-type="float">
            <text:p>29937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5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000" calcext:value-type="float">
            <text:p>899000</text:p>
          </table:table-cell>
          <table:table-cell office:value-type="float" office:value="4121240" calcext:value-type="float">
            <text:p>41212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07:.G107])/4&lt;4.58;[.K10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78" calcext:value-type="float">
            <text:p>29937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6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000" calcext:value-type="float">
            <text:p>1366000</text:p>
          </table:table-cell>
          <table:table-cell office:value-type="float" office:value="6256990" calcext:value-type="float">
            <text:p>625699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08:.G108])/4&lt;4.58;[.K108];0)" office:value-type="float" office:value="6256990" calcext:value-type="float">
            <text:p>6256990</text:p>
          </table:table-cell>
          <table:table-cell/>
        </table:table-row>
        <table:table-row table:style-name="ro1">
          <table:table-cell office:value-type="float" office:value="299379" calcext:value-type="float">
            <text:p>29937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7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000" calcext:value-type="float">
            <text:p>489000</text:p>
          </table:table-cell>
          <table:table-cell office:value-type="float" office:value="2237410" calcext:value-type="float">
            <text:p>223741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09:.G109])/4&lt;4.58;[.K109];0)" office:value-type="float" office:value="2237410" calcext:value-type="float">
            <text:p>2237410</text:p>
          </table:table-cell>
          <table:table-cell/>
        </table:table-row>
        <table:table-row table:style-name="ro1">
          <table:table-cell office:value-type="float" office:value="299380" calcext:value-type="float">
            <text:p>29938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8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2000" calcext:value-type="float">
            <text:p>5192000</text:p>
          </table:table-cell>
          <table:table-cell office:value-type="float" office:value="23784100" calcext:value-type="float">
            <text:p>2378410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10:.G110])/4&lt;4.58;[.K1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81" calcext:value-type="float">
            <text:p>29938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19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000" calcext:value-type="float">
            <text:p>803000</text:p>
          </table:table-cell>
          <table:table-cell office:value-type="float" office:value="3685520" calcext:value-type="float">
            <text:p>368552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11:.G111])/4&lt;4.58;[.K1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82" calcext:value-type="float">
            <text:p>29938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0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float" office:value="4172500" calcext:value-type="float">
            <text:p>417250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12:.G112])/4&lt;4.58;[.K1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83" calcext:value-type="float">
            <text:p>29938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1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000" calcext:value-type="float">
            <text:p>563000</text:p>
          </table:table-cell>
          <table:table-cell office:value-type="float" office:value="2583380" calcext:value-type="float">
            <text:p>258338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13:.G113])/4&lt;4.58;[.K1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84" calcext:value-type="float">
            <text:p>29938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2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9000" calcext:value-type="float">
            <text:p>9319000</text:p>
          </table:table-cell>
          <table:table-cell office:value-type="float" office:value="42668970" calcext:value-type="float">
            <text:p>42668970</text:p>
          </table:table-cell>
          <table:table-cell office:value-type="float" office:value="-0.435729417464997" calcext:value-type="float">
            <text:p>-0.435729417464997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114:.G114])/4&lt;4.58;[.K1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385" calcext:value-type="float">
            <text:p>29938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3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000" calcext:value-type="float">
            <text:p>911000</text:p>
          </table:table-cell>
          <table:table-cell office:value-type="float" office:value="4165870" calcext:value-type="float">
            <text:p>41658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15:.G115])/4&lt;4.58;[.K115];0)" office:value-type="float" office:value="4165870" calcext:value-type="float">
            <text:p>4165870</text:p>
          </table:table-cell>
          <table:table-cell/>
        </table:table-row>
        <table:table-row table:style-name="ro1">
          <table:table-cell office:value-type="float" office:value="299386" calcext:value-type="float">
            <text:p>29938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4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7000" calcext:value-type="float">
            <text:p>5307000</text:p>
          </table:table-cell>
          <table:table-cell office:value-type="float" office:value="24255890" calcext:value-type="float">
            <text:p>2425589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16:.G116])/4&lt;4.58;[.K116];0)" office:value-type="float" office:value="24255890" calcext:value-type="float">
            <text:p>24255890</text:p>
          </table:table-cell>
          <table:table-cell/>
        </table:table-row>
        <table:table-row table:style-name="ro1">
          <table:table-cell office:value-type="float" office:value="299387" calcext:value-type="float">
            <text:p>29938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5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000" calcext:value-type="float">
            <text:p>648000</text:p>
          </table:table-cell>
          <table:table-cell office:value-type="float" office:value="2961050" calcext:value-type="float">
            <text:p>296105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17:.G117])/4&lt;4.58;[.K117];0)" office:value-type="float" office:value="2961050" calcext:value-type="float">
            <text:p>2961050</text:p>
          </table:table-cell>
          <table:table-cell/>
        </table:table-row>
        <table:table-row table:style-name="ro1">
          <table:table-cell office:value-type="float" office:value="299388" calcext:value-type="float">
            <text:p>29938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000" calcext:value-type="float">
            <text:p>1943000</text:p>
          </table:table-cell>
          <table:table-cell office:value-type="float" office:value="8879800" calcext:value-type="float">
            <text:p>8879800</text:p>
          </table:table-cell>
          <table:table-cell office:value-type="float" office:value="0.438596078453517" calcext:value-type="float">
            <text:p>0.438596078453517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18:.G118])/4&lt;4.58;[.K118];0)" office:value-type="float" office:value="8879800" calcext:value-type="float">
            <text:p>8879800</text:p>
          </table:table-cell>
          <table:table-cell/>
        </table:table-row>
        <table:table-row table:style-name="ro1">
          <table:table-cell office:value-type="float" office:value="299389" calcext:value-type="float">
            <text:p>29938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000" calcext:value-type="float">
            <text:p>1143000</text:p>
          </table:table-cell>
          <table:table-cell office:value-type="float" office:value="5227320" calcext:value-type="float">
            <text:p>522732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19:.G119])/4&lt;4.58;[.K119];0)" office:value-type="float" office:value="5227320" calcext:value-type="float">
            <text:p>5227320</text:p>
          </table:table-cell>
          <table:table-cell/>
        </table:table-row>
        <table:table-row table:style-name="ro1">
          <table:table-cell office:value-type="float" office:value="299390" calcext:value-type="float">
            <text:p>29939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office:value-type="float" office:value="329750" calcext:value-type="float">
            <text:p>32975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0:.G120])/4&lt;4.58;[.K120];0)" office:value-type="float" office:value="329750" calcext:value-type="float">
            <text:p>329750</text:p>
          </table:table-cell>
          <table:table-cell/>
        </table:table-row>
        <table:table-row table:style-name="ro1">
          <table:table-cell office:value-type="float" office:value="299391" calcext:value-type="float">
            <text:p>29939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29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000" calcext:value-type="float">
            <text:p>1670000</text:p>
          </table:table-cell>
          <table:table-cell office:value-type="float" office:value="7636080" calcext:value-type="float">
            <text:p>763608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1:.G121])/4&lt;4.58;[.K121];0)" office:value-type="float" office:value="7636080" calcext:value-type="float">
            <text:p>7636080</text:p>
          </table:table-cell>
          <table:table-cell/>
        </table:table-row>
        <table:table-row table:style-name="ro1">
          <table:table-cell office:value-type="float" office:value="299392" calcext:value-type="float">
            <text:p>29939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0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000" calcext:value-type="float">
            <text:p>629000</text:p>
          </table:table-cell>
          <table:table-cell office:value-type="float" office:value="2877000" calcext:value-type="float">
            <text:p>287700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2:.G122])/4&lt;4.58;[.K122];0)" office:value-type="float" office:value="2877000" calcext:value-type="float">
            <text:p>2877000</text:p>
          </table:table-cell>
          <table:table-cell/>
        </table:table-row>
        <table:table-row table:style-name="ro1">
          <table:table-cell office:value-type="float" office:value="299393" calcext:value-type="float">
            <text:p>29939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1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8152550" calcext:value-type="float">
            <text:p>81525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3:.G123])/4&lt;4.58;[.K123];0)" office:value-type="float" office:value="8152550" calcext:value-type="float">
            <text:p>8152550</text:p>
          </table:table-cell>
          <table:table-cell/>
        </table:table-row>
        <table:table-row table:style-name="ro1">
          <table:table-cell office:value-type="float" office:value="299394" calcext:value-type="float">
            <text:p>29939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2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000" calcext:value-type="float">
            <text:p>773000</text:p>
          </table:table-cell>
          <table:table-cell office:value-type="float" office:value="3532420" calcext:value-type="float">
            <text:p>353242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24:.G124])/4&lt;4.58;[.K124];0)" office:value-type="float" office:value="3532420" calcext:value-type="float">
            <text:p>3532420</text:p>
          </table:table-cell>
          <table:table-cell/>
        </table:table-row>
        <table:table-row table:style-name="ro1">
          <table:table-cell office:value-type="float" office:value="299395" calcext:value-type="float">
            <text:p>29939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3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7331960" calcext:value-type="float">
            <text:p>1733196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25:.G125])/4&lt;4.58;[.K125];0)" office:value-type="float" office:value="17331960" calcext:value-type="float">
            <text:p>17331960</text:p>
          </table:table-cell>
          <table:table-cell/>
        </table:table-row>
        <table:table-row table:style-name="ro1">
          <table:table-cell office:value-type="float" office:value="299396" calcext:value-type="float">
            <text:p>29939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4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000" calcext:value-type="float">
            <text:p>635000</text:p>
          </table:table-cell>
          <table:table-cell office:value-type="float" office:value="2901790" calcext:value-type="float">
            <text:p>290179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26:.G126])/4&lt;4.58;[.K126];0)" office:value-type="float" office:value="2901790" calcext:value-type="float">
            <text:p>2901790</text:p>
          </table:table-cell>
          <table:table-cell/>
        </table:table-row>
        <table:table-row table:style-name="ro1">
          <table:table-cell office:value-type="float" office:value="299397" calcext:value-type="float">
            <text:p>29939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9222030" calcext:value-type="float">
            <text:p>922203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27:.G127])/4&lt;4.58;[.K127];0)" office:value-type="float" office:value="9222030" calcext:value-type="float">
            <text:p>9222030</text:p>
          </table:table-cell>
          <table:table-cell/>
        </table:table-row>
        <table:table-row table:style-name="ro1">
          <table:table-cell office:value-type="float" office:value="299398" calcext:value-type="float">
            <text:p>29939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6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000" calcext:value-type="float">
            <text:p>393000</text:p>
          </table:table-cell>
          <table:table-cell office:value-type="float" office:value="1799110" calcext:value-type="float">
            <text:p>17991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8:.G128])/4&lt;4.58;[.K128];0)" office:value-type="float" office:value="1799110" calcext:value-type="float">
            <text:p>1799110</text:p>
          </table:table-cell>
          <table:table-cell/>
        </table:table-row>
        <table:table-row table:style-name="ro1">
          <table:table-cell office:value-type="float" office:value="299399" calcext:value-type="float">
            <text:p>29939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000" calcext:value-type="float">
            <text:p>189000</text:p>
          </table:table-cell>
          <table:table-cell office:value-type="float" office:value="864310" calcext:value-type="float">
            <text:p>8643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29:.G129])/4&lt;4.58;[.K129];0)" office:value-type="float" office:value="864310" calcext:value-type="float">
            <text:p>864310</text:p>
          </table:table-cell>
          <table:table-cell/>
        </table:table-row>
        <table:table-row table:style-name="ro1">
          <table:table-cell office:value-type="float" office:value="299400" calcext:value-type="float">
            <text:p>29940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8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5000" calcext:value-type="float">
            <text:p>2485000</text:p>
          </table:table-cell>
          <table:table-cell office:value-type="float" office:value="11359290" calcext:value-type="float">
            <text:p>11359290</text:p>
          </table:table-cell>
          <table:table-cell office:value-type="float" office:value="-0.436680813530015" calcext:value-type="float">
            <text:p>-0.436680813530015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30:.G130])/4&lt;4.58;[.K130];0)" office:value-type="float" office:value="11359290" calcext:value-type="float">
            <text:p>11359290</text:p>
          </table:table-cell>
          <table:table-cell/>
        </table:table-row>
        <table:table-row table:style-name="ro1">
          <table:table-cell office:value-type="float" office:value="299401" calcext:value-type="float">
            <text:p>29940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3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000" calcext:value-type="float">
            <text:p>1149000</text:p>
          </table:table-cell>
          <table:table-cell office:value-type="float" office:value="5251150" calcext:value-type="float">
            <text:p>525115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31:.G131])/4&lt;4.58;[.K131];0)" office:value-type="float" office:value="5251150" calcext:value-type="float">
            <text:p>5251150</text:p>
          </table:table-cell>
          <table:table-cell/>
        </table:table-row>
        <table:table-row table:style-name="ro1">
          <table:table-cell office:value-type="float" office:value="299402" calcext:value-type="float">
            <text:p>29940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0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00" calcext:value-type="float">
            <text:p>93000</text:p>
          </table:table-cell>
          <table:table-cell office:value-type="float" office:value="425050" calcext:value-type="float">
            <text:p>42505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2:.G132])/4&lt;4.58;[.K132];0)" office:value-type="float" office:value="425050" calcext:value-type="float">
            <text:p>425050</text:p>
          </table:table-cell>
          <table:table-cell/>
        </table:table-row>
        <table:table-row table:style-name="ro1">
          <table:table-cell office:value-type="float" office:value="299403" calcext:value-type="float">
            <text:p>29940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1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5302970" calcext:value-type="float">
            <text:p>53029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3:.G133])/4&lt;4.58;[.K133];0)" office:value-type="float" office:value="5302970" calcext:value-type="float">
            <text:p>5302970</text:p>
          </table:table-cell>
          <table:table-cell/>
        </table:table-row>
        <table:table-row table:style-name="ro1">
          <table:table-cell office:value-type="float" office:value="299404" calcext:value-type="float">
            <text:p>29940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2:00</text:p>
          </table:table-cell>
          <table:table-cell table:number-columns-repeated="4"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00" calcext:value-type="float">
            <text:p>64000</text:p>
          </table:table-cell>
          <table:table-cell office:value-type="float" office:value="292480" calcext:value-type="float">
            <text:p>29248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4:.G134])/4&lt;4.58;[.K134];0)" office:value-type="float" office:value="292480" calcext:value-type="float">
            <text:p>292480</text:p>
          </table:table-cell>
          <table:table-cell/>
        </table:table-row>
        <table:table-row table:style-name="ro1">
          <table:table-cell office:value-type="float" office:value="299405" calcext:value-type="float">
            <text:p>29940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3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000" calcext:value-type="float">
            <text:p>395000</text:p>
          </table:table-cell>
          <table:table-cell office:value-type="float" office:value="1808270" calcext:value-type="float">
            <text:p>18082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5:.G135])/4&lt;4.58;[.K135];0)" office:value-type="float" office:value="1808270" calcext:value-type="float">
            <text:p>1808270</text:p>
          </table:table-cell>
          <table:table-cell/>
        </table:table-row>
        <table:table-row table:style-name="ro1">
          <table:table-cell office:value-type="float" office:value="299406" calcext:value-type="float">
            <text:p>29940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4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float" office:value="210680" calcext:value-type="float">
            <text:p>2106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6:.G136])/4&lt;4.58;[.K136];0)" office:value-type="float" office:value="210680" calcext:value-type="float">
            <text:p>210680</text:p>
          </table:table-cell>
          <table:table-cell/>
        </table:table-row>
        <table:table-row table:style-name="ro1">
          <table:table-cell office:value-type="float" office:value="299407" calcext:value-type="float">
            <text:p>29940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000" calcext:value-type="float">
            <text:p>585000</text:p>
          </table:table-cell>
          <table:table-cell office:value-type="float" office:value="2676630" calcext:value-type="float">
            <text:p>26766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37:.G137])/4&lt;4.58;[.K137];0)" office:value-type="float" office:value="2676630" calcext:value-type="float">
            <text:p>2676630</text:p>
          </table:table-cell>
          <table:table-cell/>
        </table:table-row>
        <table:table-row table:style-name="ro1">
          <table:table-cell office:value-type="float" office:value="299408" calcext:value-type="float">
            <text:p>29940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6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000" calcext:value-type="float">
            <text:p>1239000</text:p>
          </table:table-cell>
          <table:table-cell office:value-type="float" office:value="5674450" calcext:value-type="float">
            <text:p>56744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38:.G138])/4&lt;4.58;[.K138];0)" office:value-type="float" office:value="5674450" calcext:value-type="float">
            <text:p>5674450</text:p>
          </table:table-cell>
          <table:table-cell/>
        </table:table-row>
        <table:table-row table:style-name="ro1">
          <table:table-cell office:value-type="float" office:value="299409" calcext:value-type="float">
            <text:p>29940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000" calcext:value-type="float">
            <text:p>868000</text:p>
          </table:table-cell>
          <table:table-cell office:value-type="float" office:value="3967120" calcext:value-type="float">
            <text:p>396712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39:.G139])/4&lt;4.58;[.K139];0)" office:value-type="float" office:value="3967120" calcext:value-type="float">
            <text:p>3967120</text:p>
          </table:table-cell>
          <table:table-cell/>
        </table:table-row>
        <table:table-row table:style-name="ro1">
          <table:table-cell office:value-type="float" office:value="299410" calcext:value-type="float">
            <text:p>29941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00" calcext:value-type="float">
            <text:p>267000</text:p>
          </table:table-cell>
          <table:table-cell office:value-type="float" office:value="1222350" calcext:value-type="float">
            <text:p>122235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0:.G140])/4&lt;4.58;[.K140];0)" office:value-type="float" office:value="1222350" calcext:value-type="float">
            <text:p>1222350</text:p>
          </table:table-cell>
          <table:table-cell/>
        </table:table-row>
        <table:table-row table:style-name="ro1">
          <table:table-cell office:value-type="float" office:value="299411" calcext:value-type="float">
            <text:p>29941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49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000" calcext:value-type="float">
            <text:p>406000</text:p>
          </table:table-cell>
          <table:table-cell office:value-type="float" office:value="1858150" calcext:value-type="float">
            <text:p>18581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1:.G141])/4&lt;4.58;[.K141];0)" office:value-type="float" office:value="1858150" calcext:value-type="float">
            <text:p>1858150</text:p>
          </table:table-cell>
          <table:table-cell/>
        </table:table-row>
        <table:table-row table:style-name="ro1">
          <table:table-cell office:value-type="float" office:value="299412" calcext:value-type="float">
            <text:p>29941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0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00" calcext:value-type="float">
            <text:p>328000</text:p>
          </table:table-cell>
          <table:table-cell office:value-type="float" office:value="1502240" calcext:value-type="float">
            <text:p>150224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42:.G142])/4&lt;4.58;[.K142];0)" office:value-type="float" office:value="1502240" calcext:value-type="float">
            <text:p>1502240</text:p>
          </table:table-cell>
          <table:table-cell/>
        </table:table-row>
        <table:table-row table:style-name="ro1">
          <table:table-cell office:value-type="float" office:value="299413" calcext:value-type="float">
            <text:p>29941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1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00" calcext:value-type="float">
            <text:p>335000</text:p>
          </table:table-cell>
          <table:table-cell office:value-type="float" office:value="1533470" calcext:value-type="float">
            <text:p>15334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3:.G143])/4&lt;4.58;[.K143];0)" office:value-type="float" office:value="1533470" calcext:value-type="float">
            <text:p>1533470</text:p>
          </table:table-cell>
          <table:table-cell/>
        </table:table-row>
        <table:table-row table:style-name="ro1">
          <table:table-cell office:value-type="float" office:value="299414" calcext:value-type="float">
            <text:p>29941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2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000" calcext:value-type="float">
            <text:p>343000</text:p>
          </table:table-cell>
          <table:table-cell office:value-type="float" office:value="1570330" calcext:value-type="float">
            <text:p>157033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4:.G144])/4&lt;4.58;[.K144];0)" office:value-type="float" office:value="1570330" calcext:value-type="float">
            <text:p>1570330</text:p>
          </table:table-cell>
          <table:table-cell/>
        </table:table-row>
        <table:table-row table:style-name="ro1">
          <table:table-cell office:value-type="float" office:value="299415" calcext:value-type="float">
            <text:p>29941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3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000" calcext:value-type="float">
            <text:p>542000</text:p>
          </table:table-cell>
          <table:table-cell office:value-type="float" office:value="2481210" calcext:value-type="float">
            <text:p>248121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45:.G145])/4&lt;4.58;[.K145];0)" office:value-type="float" office:value="2481210" calcext:value-type="float">
            <text:p>2481210</text:p>
          </table:table-cell>
          <table:table-cell/>
        </table:table-row>
        <table:table-row table:style-name="ro1">
          <table:table-cell office:value-type="float" office:value="299416" calcext:value-type="float">
            <text:p>29941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000" calcext:value-type="float">
            <text:p>436000</text:p>
          </table:table-cell>
          <table:table-cell office:value-type="float" office:value="1996730" calcext:value-type="float">
            <text:p>19967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6:.G146])/4&lt;4.58;[.K146];0)" office:value-type="float" office:value="1996730" calcext:value-type="float">
            <text:p>1996730</text:p>
          </table:table-cell>
          <table:table-cell/>
        </table:table-row>
        <table:table-row table:style-name="ro1">
          <table:table-cell office:value-type="float" office:value="299417" calcext:value-type="float">
            <text:p>29941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5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000" calcext:value-type="float">
            <text:p>469000</text:p>
          </table:table-cell>
          <table:table-cell office:value-type="float" office:value="2147790" calcext:value-type="float">
            <text:p>214779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7:.G147])/4&lt;4.58;[.K147];0)" office:value-type="float" office:value="2147790" calcext:value-type="float">
            <text:p>2147790</text:p>
          </table:table-cell>
          <table:table-cell/>
        </table:table-row>
        <table:table-row table:style-name="ro1">
          <table:table-cell office:value-type="float" office:value="299418" calcext:value-type="float">
            <text:p>29941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6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000" calcext:value-type="float">
            <text:p>607000</text:p>
          </table:table-cell>
          <table:table-cell office:value-type="float" office:value="2779410" calcext:value-type="float">
            <text:p>277941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48:.G148])/4&lt;4.58;[.K148];0)" office:value-type="float" office:value="2779410" calcext:value-type="float">
            <text:p>2779410</text:p>
          </table:table-cell>
          <table:table-cell/>
        </table:table-row>
        <table:table-row table:style-name="ro1">
          <table:table-cell office:value-type="float" office:value="299419" calcext:value-type="float">
            <text:p>29941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000" calcext:value-type="float">
            <text:p>691000</text:p>
          </table:table-cell>
          <table:table-cell office:value-type="float" office:value="3163880" calcext:value-type="float">
            <text:p>31638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49:.G149])/4&lt;4.58;[.K149];0)" office:value-type="float" office:value="3163880" calcext:value-type="float">
            <text:p>3163880</text:p>
          </table:table-cell>
          <table:table-cell/>
        </table:table-row>
        <table:table-row table:style-name="ro1">
          <table:table-cell office:value-type="float" office:value="299420" calcext:value-type="float">
            <text:p>29942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8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000" calcext:value-type="float">
            <text:p>502000</text:p>
          </table:table-cell>
          <table:table-cell office:value-type="float" office:value="2298800" calcext:value-type="float">
            <text:p>229880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0:.G150])/4&lt;4.58;[.K150];0)" office:value-type="float" office:value="2298800" calcext:value-type="float">
            <text:p>2298800</text:p>
          </table:table-cell>
          <table:table-cell/>
        </table:table-row>
        <table:table-row table:style-name="ro1">
          <table:table-cell office:value-type="float" office:value="299421" calcext:value-type="float">
            <text:p>29942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1:59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5001110" calcext:value-type="float">
            <text:p>50011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1:.G151])/4&lt;4.58;[.K151];0)" office:value-type="float" office:value="5001110" calcext:value-type="float">
            <text:p>5001110</text:p>
          </table:table-cell>
          <table:table-cell/>
        </table:table-row>
        <table:table-row table:style-name="ro1">
          <table:table-cell office:value-type="float" office:value="299422" calcext:value-type="float">
            <text:p>29942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2:00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000" calcext:value-type="float">
            <text:p>856000</text:p>
          </table:table-cell>
          <table:table-cell office:value-type="float" office:value="3920290" calcext:value-type="float">
            <text:p>392029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2:.G152])/4&lt;4.58;[.K152];0)" office:value-type="float" office:value="3920290" calcext:value-type="float">
            <text:p>3920290</text:p>
          </table:table-cell>
          <table:table-cell/>
        </table:table-row>
        <table:table-row table:style-name="ro1">
          <table:table-cell office:value-type="float" office:value="299423" calcext:value-type="float">
            <text:p>29942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7000" calcext:value-type="float">
            <text:p>2847000</text:p>
          </table:table-cell>
          <table:table-cell office:value-type="float" office:value="13037740" calcext:value-type="float">
            <text:p>130377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3:.G153])/4&lt;4.58;[.K153];0)" office:value-type="float" office:value="13037740" calcext:value-type="float">
            <text:p>13037740</text:p>
          </table:table-cell>
          <table:table-cell/>
        </table:table-row>
        <table:table-row table:style-name="ro1">
          <table:table-cell office:value-type="float" office:value="299424" calcext:value-type="float">
            <text:p>29942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00" calcext:value-type="float">
            <text:p>107000</text:p>
          </table:table-cell>
          <table:table-cell office:value-type="float" office:value="489340" calcext:value-type="float">
            <text:p>4893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4:.G154])/4&lt;4.58;[.K154];0)" office:value-type="float" office:value="489340" calcext:value-type="float">
            <text:p>489340</text:p>
          </table:table-cell>
          <table:table-cell/>
        </table:table-row>
        <table:table-row table:style-name="ro1">
          <table:table-cell office:value-type="float" office:value="299425" calcext:value-type="float">
            <text:p>29942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3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00" calcext:value-type="float">
            <text:p>284000</text:p>
          </table:table-cell>
          <table:table-cell office:value-type="float" office:value="1298080" calcext:value-type="float">
            <text:p>129808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5:.G155])/4&lt;4.58;[.K155];0)" office:value-type="float" office:value="1298080" calcext:value-type="float">
            <text:p>1298080</text:p>
          </table:table-cell>
          <table:table-cell/>
        </table:table-row>
        <table:table-row table:style-name="ro1">
          <table:table-cell office:value-type="float" office:value="299426" calcext:value-type="float">
            <text:p>29942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000" calcext:value-type="float">
            <text:p>274000</text:p>
          </table:table-cell>
          <table:table-cell office:value-type="float" office:value="1254560" calcext:value-type="float">
            <text:p>12545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6:.G156])/4&lt;4.58;[.K156];0)" office:value-type="float" office:value="1254560" calcext:value-type="float">
            <text:p>1254560</text:p>
          </table:table-cell>
          <table:table-cell/>
        </table:table-row>
        <table:table-row table:style-name="ro1">
          <table:table-cell office:value-type="float" office:value="299427" calcext:value-type="float">
            <text:p>29942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5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000" calcext:value-type="float">
            <text:p>547000</text:p>
          </table:table-cell>
          <table:table-cell office:value-type="float" office:value="2504280" calcext:value-type="float">
            <text:p>250428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7:.G157])/4&lt;4.58;[.K157];0)" office:value-type="float" office:value="2504280" calcext:value-type="float">
            <text:p>2504280</text:p>
          </table:table-cell>
          <table:table-cell/>
        </table:table-row>
        <table:table-row table:style-name="ro1">
          <table:table-cell office:value-type="float" office:value="299428" calcext:value-type="float">
            <text:p>29942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000" calcext:value-type="float">
            <text:p>348000</text:p>
          </table:table-cell>
          <table:table-cell office:value-type="float" office:value="1592810" calcext:value-type="float">
            <text:p>159281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58:.G158])/4&lt;4.58;[.K158];0)" office:value-type="float" office:value="1592810" calcext:value-type="float">
            <text:p>1592810</text:p>
          </table:table-cell>
          <table:table-cell/>
        </table:table-row>
        <table:table-row table:style-name="ro1">
          <table:table-cell office:value-type="float" office:value="299429" calcext:value-type="float">
            <text:p>29942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7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0000" calcext:value-type="float">
            <text:p>4990000</text:p>
          </table:table-cell>
          <table:table-cell office:value-type="float" office:value="22805930" calcext:value-type="float">
            <text:p>2280593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59:.G159])/4&lt;4.58;[.K159];0)" office:value-type="float" office:value="22805930" calcext:value-type="float">
            <text:p>22805930</text:p>
          </table:table-cell>
          <table:table-cell/>
        </table:table-row>
        <table:table-row table:style-name="ro1">
          <table:table-cell office:value-type="float" office:value="299430" calcext:value-type="float">
            <text:p>29943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8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00" calcext:value-type="float">
            <text:p>281000</text:p>
          </table:table-cell>
          <table:table-cell office:value-type="float" office:value="1283700" calcext:value-type="float">
            <text:p>12837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0:.G160])/4&lt;4.58;[.K160];0)" office:value-type="float" office:value="1283700" calcext:value-type="float">
            <text:p>1283700</text:p>
          </table:table-cell>
          <table:table-cell/>
        </table:table-row>
        <table:table-row table:style-name="ro1">
          <table:table-cell office:value-type="float" office:value="299431" calcext:value-type="float">
            <text:p>29943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09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00" calcext:value-type="float">
            <text:p>93000</text:p>
          </table:table-cell>
          <table:table-cell office:value-type="float" office:value="424800" calcext:value-type="float">
            <text:p>4248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1:.G161])/4&lt;4.58;[.K161];0)" office:value-type="float" office:value="424800" calcext:value-type="float">
            <text:p>424800</text:p>
          </table:table-cell>
          <table:table-cell/>
        </table:table-row>
        <table:table-row table:style-name="ro1">
          <table:table-cell office:value-type="float" office:value="299432" calcext:value-type="float">
            <text:p>29943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0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000" calcext:value-type="float">
            <text:p>290000</text:p>
          </table:table-cell>
          <table:table-cell office:value-type="float" office:value="1324570" calcext:value-type="float">
            <text:p>13245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2:.G162])/4&lt;4.58;[.K162];0)" office:value-type="float" office:value="1324570" calcext:value-type="float">
            <text:p>1324570</text:p>
          </table:table-cell>
          <table:table-cell/>
        </table:table-row>
        <table:table-row table:style-name="ro1">
          <table:table-cell office:value-type="float" office:value="299433" calcext:value-type="float">
            <text:p>29943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1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00510" calcext:value-type="float">
            <text:p>10051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3:.G163])/4&lt;4.58;[.K163];0)" office:value-type="float" office:value="100510" calcext:value-type="float">
            <text:p>100510</text:p>
          </table:table-cell>
          <table:table-cell/>
        </table:table-row>
        <table:table-row table:style-name="ro1">
          <table:table-cell office:value-type="float" office:value="299434" calcext:value-type="float">
            <text:p>29943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2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office:value-type="float" office:value="250960" calcext:value-type="float">
            <text:p>25096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64:.G164])/4&lt;4.58;[.K164];0)" office:value-type="float" office:value="250960" calcext:value-type="float">
            <text:p>250960</text:p>
          </table:table-cell>
          <table:table-cell/>
        </table:table-row>
        <table:table-row table:style-name="ro1">
          <table:table-cell office:value-type="float" office:value="299435" calcext:value-type="float">
            <text:p>29943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3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00" calcext:value-type="float">
            <text:p>89000</text:p>
          </table:table-cell>
          <table:table-cell office:value-type="float" office:value="406610" calcext:value-type="float">
            <text:p>4066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5:.G165])/4&lt;4.58;[.K165];0)" office:value-type="float" office:value="406610" calcext:value-type="float">
            <text:p>406610</text:p>
          </table:table-cell>
          <table:table-cell/>
        </table:table-row>
        <table:table-row table:style-name="ro1">
          <table:table-cell office:value-type="float" office:value="299436" calcext:value-type="float">
            <text:p>29943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4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00" calcext:value-type="float">
            <text:p>103000</text:p>
          </table:table-cell>
          <table:table-cell office:value-type="float" office:value="470520" calcext:value-type="float">
            <text:p>4705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6:.G166])/4&lt;4.58;[.K166];0)" office:value-type="float" office:value="470520" calcext:value-type="float">
            <text:p>470520</text:p>
          </table:table-cell>
          <table:table-cell/>
        </table:table-row>
        <table:table-row table:style-name="ro1">
          <table:table-cell office:value-type="float" office:value="299437" calcext:value-type="float">
            <text:p>29943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5:00</text:p>
          </table:table-cell>
          <table:table-cell table:number-columns-repeated="2"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014210" calcext:value-type="float">
            <text:p>101421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7:.G167])/4&lt;4.58;[.K167];0)" office:value-type="float" office:value="1014210" calcext:value-type="float">
            <text:p>1014210</text:p>
          </table:table-cell>
          <table:table-cell/>
        </table:table-row>
        <table:table-row table:style-name="ro1">
          <table:table-cell office:value-type="float" office:value="299438" calcext:value-type="float">
            <text:p>29943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6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000" calcext:value-type="float">
            <text:p>941000</text:p>
          </table:table-cell>
          <table:table-cell office:value-type="float" office:value="4296840" calcext:value-type="float">
            <text:p>429684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68:.G168])/4&lt;4.58;[.K168];0)" office:value-type="float" office:value="4296840" calcext:value-type="float">
            <text:p>4296840</text:p>
          </table:table-cell>
          <table:table-cell/>
        </table:table-row>
        <table:table-row table:style-name="ro1">
          <table:table-cell office:value-type="float" office:value="299439" calcext:value-type="float">
            <text:p>29943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7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000" calcext:value-type="float">
            <text:p>471000</text:p>
          </table:table-cell>
          <table:table-cell office:value-type="float" office:value="2151480" calcext:value-type="float">
            <text:p>2151480</text:p>
          </table:table-cell>
          <table:table-cell office:value-type="float" office:value="-0.218823380879665" calcext:value-type="float">
            <text:p>-0.218823380879665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69:.G169])/4&lt;4.58;[.K169];0)" office:value-type="float" office:value="2151480" calcext:value-type="float">
            <text:p>2151480</text:p>
          </table:table-cell>
          <table:table-cell/>
        </table:table-row>
        <table:table-row table:style-name="ro1">
          <table:table-cell office:value-type="float" office:value="299440" calcext:value-type="float">
            <text:p>29944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8:00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0" calcext:value-type="float">
            <text:p>190000</text:p>
          </table:table-cell>
          <table:table-cell office:value-type="float" office:value="867100" calcext:value-type="float">
            <text:p>867100</text:p>
          </table:table-cell>
          <table:table-cell office:value-type="float" office:value="0" calcext:value-type="float">
            <text:p>0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70:.G170])/4&lt;4.58;[.K170];0)" office:value-type="float" office:value="867100" calcext:value-type="float">
            <text:p>867100</text:p>
          </table:table-cell>
          <table:table-cell/>
        </table:table-row>
        <table:table-row table:style-name="ro1">
          <table:table-cell office:value-type="float" office:value="299441" calcext:value-type="float">
            <text:p>29944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19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00" calcext:value-type="float">
            <text:p>478000</text:p>
          </table:table-cell>
          <table:table-cell office:value-type="float" office:value="2181150" calcext:value-type="float">
            <text:p>2181150</text:p>
          </table:table-cell>
          <table:table-cell office:value-type="float" office:value="0.219303267704436" calcext:value-type="float">
            <text:p>0.219303267704436</text:p>
          </table:table-cell>
          <table:table-cell office:value-type="float" office:value="4.55999994277954" calcext:value-type="float">
            <text:p>4.55999994277954</text:p>
          </table:table-cell>
          <table:table-cell table:formula="of:=IF(SUM([.D171:.G171])/4&lt;4.58;[.K171];0)" office:value-type="float" office:value="2181150" calcext:value-type="float">
            <text:p>2181150</text:p>
          </table:table-cell>
          <table:table-cell/>
        </table:table-row>
        <table:table-row table:style-name="ro1">
          <table:table-cell office:value-type="float" office:value="299442" calcext:value-type="float">
            <text:p>29944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0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000" calcext:value-type="float">
            <text:p>575000</text:p>
          </table:table-cell>
          <table:table-cell office:value-type="float" office:value="2627240" calcext:value-type="float">
            <text:p>262724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2:.G172])/4&lt;4.58;[.K172];0)" office:value-type="float" office:value="2627240" calcext:value-type="float">
            <text:p>2627240</text:p>
          </table:table-cell>
          <table:table-cell/>
        </table:table-row>
        <table:table-row table:style-name="ro1">
          <table:table-cell office:value-type="float" office:value="299443" calcext:value-type="float">
            <text:p>29944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1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5000" calcext:value-type="float">
            <text:p>3105000</text:p>
          </table:table-cell>
          <table:table-cell office:value-type="float" office:value="14187870" calcext:value-type="float">
            <text:p>141878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3:.G173])/4&lt;4.58;[.K173];0)" office:value-type="float" office:value="14187870" calcext:value-type="float">
            <text:p>14187870</text:p>
          </table:table-cell>
          <table:table-cell/>
        </table:table-row>
        <table:table-row table:style-name="ro1">
          <table:table-cell office:value-type="float" office:value="299444" calcext:value-type="float">
            <text:p>29944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2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000" calcext:value-type="float">
            <text:p>217000</text:p>
          </table:table-cell>
          <table:table-cell office:value-type="float" office:value="991190" calcext:value-type="float">
            <text:p>99119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4:.G174])/4&lt;4.58;[.K174];0)" office:value-type="float" office:value="991190" calcext:value-type="float">
            <text:p>991190</text:p>
          </table:table-cell>
          <table:table-cell/>
        </table:table-row>
        <table:table-row table:style-name="ro1">
          <table:table-cell office:value-type="float" office:value="299445" calcext:value-type="float">
            <text:p>29944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3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office:value-type="float" office:value="767650" calcext:value-type="float">
            <text:p>76765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5:.G175])/4&lt;4.58;[.K175];0)" office:value-type="float" office:value="767650" calcext:value-type="float">
            <text:p>767650</text:p>
          </table:table-cell>
          <table:table-cell/>
        </table:table-row>
        <table:table-row table:style-name="ro1">
          <table:table-cell office:value-type="float" office:value="299446" calcext:value-type="float">
            <text:p>29944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4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float" office:value="808370" calcext:value-type="float">
            <text:p>8083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6:.G176])/4&lt;4.58;[.K176];0)" office:value-type="float" office:value="808370" calcext:value-type="float">
            <text:p>808370</text:p>
          </table:table-cell>
          <table:table-cell/>
        </table:table-row>
        <table:table-row table:style-name="ro1">
          <table:table-cell office:value-type="float" office:value="299447" calcext:value-type="float">
            <text:p>29944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5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00" calcext:value-type="float">
            <text:p>144000</text:p>
          </table:table-cell>
          <table:table-cell office:value-type="float" office:value="657980" calcext:value-type="float">
            <text:p>65798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7:.G177])/4&lt;4.58;[.K177];0)" office:value-type="float" office:value="657980" calcext:value-type="float">
            <text:p>657980</text:p>
          </table:table-cell>
          <table:table-cell/>
        </table:table-row>
        <table:table-row table:style-name="ro1">
          <table:table-cell office:value-type="float" office:value="299448" calcext:value-type="float">
            <text:p>29944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6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6000" calcext:value-type="float">
            <text:p>5636000</text:p>
          </table:table-cell>
          <table:table-cell office:value-type="float" office:value="25756020" calcext:value-type="float">
            <text:p>257560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8:.G178])/4&lt;4.58;[.K178];0)" office:value-type="float" office:value="25756020" calcext:value-type="float">
            <text:p>25756020</text:p>
          </table:table-cell>
          <table:table-cell/>
        </table:table-row>
        <table:table-row table:style-name="ro1">
          <table:table-cell office:value-type="float" office:value="299449" calcext:value-type="float">
            <text:p>29944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7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4675540" calcext:value-type="float">
            <text:p>467554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79:.G179])/4&lt;4.58;[.K179];0)" office:value-type="float" office:value="4675540" calcext:value-type="float">
            <text:p>4675540</text:p>
          </table:table-cell>
          <table:table-cell/>
        </table:table-row>
        <table:table-row table:style-name="ro1">
          <table:table-cell office:value-type="float" office:value="299450" calcext:value-type="float">
            <text:p>29945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8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0000" calcext:value-type="float">
            <text:p>3970000</text:p>
          </table:table-cell>
          <table:table-cell office:value-type="float" office:value="18142700" calcext:value-type="float">
            <text:p>181427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0:.G180])/4&lt;4.58;[.K180];0)" office:value-type="float" office:value="18142700" calcext:value-type="float">
            <text:p>18142700</text:p>
          </table:table-cell>
          <table:table-cell/>
        </table:table-row>
        <table:table-row table:style-name="ro1">
          <table:table-cell office:value-type="float" office:value="299451" calcext:value-type="float">
            <text:p>29945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29:00</text:p>
          </table:table-cell>
          <table:table-cell table:number-columns-repeated="4"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37100" calcext:value-type="float">
            <text:p>1371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1:.G181])/4&lt;4.58;[.K181];0)" office:value-type="float" office:value="137100" calcext:value-type="float">
            <text:p>137100</text:p>
          </table:table-cell>
          <table:table-cell/>
        </table:table-row>
        <table:table-row table:style-name="ro1">
          <table:table-cell office:value-type="float" office:value="299452" calcext:value-type="float">
            <text:p>29945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0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0" calcext:value-type="float">
            <text:p>226000</text:p>
          </table:table-cell>
          <table:table-cell office:value-type="float" office:value="1031720" calcext:value-type="float">
            <text:p>10317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2:.G182])/4&lt;4.58;[.K182];0)" office:value-type="float" office:value="1031720" calcext:value-type="float">
            <text:p>1031720</text:p>
          </table:table-cell>
          <table:table-cell/>
        </table:table-row>
        <table:table-row table:style-name="ro1">
          <table:table-cell office:value-type="float" office:value="299453" calcext:value-type="float">
            <text:p>29945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1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000" calcext:value-type="float">
            <text:p>838000</text:p>
          </table:table-cell>
          <table:table-cell office:value-type="float" office:value="3828080" calcext:value-type="float">
            <text:p>382808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3:.G183])/4&lt;4.58;[.K183];0)" office:value-type="float" office:value="3828080" calcext:value-type="float">
            <text:p>3828080</text:p>
          </table:table-cell>
          <table:table-cell/>
        </table:table-row>
        <table:table-row table:style-name="ro1">
          <table:table-cell office:value-type="float" office:value="299454" calcext:value-type="float">
            <text:p>29945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2:00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0" calcext:value-type="float">
            <text:p>51000</text:p>
          </table:table-cell>
          <table:table-cell office:value-type="float" office:value="232920" calcext:value-type="float">
            <text:p>2329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4:.G184])/4&lt;4.58;[.K184];0)" office:value-type="float" office:value="232920" calcext:value-type="float">
            <text:p>232920</text:p>
          </table:table-cell>
          <table:table-cell/>
        </table:table-row>
        <table:table-row table:style-name="ro1">
          <table:table-cell office:value-type="float" office:value="299455" calcext:value-type="float">
            <text:p>29945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3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13900" calcext:value-type="float">
            <text:p>9139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5:.G185])/4&lt;4.58;[.K185];0)" office:value-type="float" office:value="913900" calcext:value-type="float">
            <text:p>913900</text:p>
          </table:table-cell>
          <table:table-cell/>
        </table:table-row>
        <table:table-row table:style-name="ro1">
          <table:table-cell office:value-type="float" office:value="299456" calcext:value-type="float">
            <text:p>29945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4:00</text:p>
          </table:table-cell>
          <table:table-cell table:number-columns-repeated="3" office:value-type="float" office:value="4.57000017166138" calcext:value-type="float">
            <text:p>4.57000017166138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000" calcext:value-type="float">
            <text:p>676000</text:p>
          </table:table-cell>
          <table:table-cell office:value-type="float" office:value="3089070" calcext:value-type="float">
            <text:p>30890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6:.G186])/4&lt;4.58;[.K186];0)" office:value-type="float" office:value="3089070" calcext:value-type="float">
            <text:p>3089070</text:p>
          </table:table-cell>
          <table:table-cell/>
        </table:table-row>
        <table:table-row table:style-name="ro1">
          <table:table-cell office:value-type="float" office:value="299457" calcext:value-type="float">
            <text:p>29945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5999994277954" calcext:value-type="float">
            <text:p>4.559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6000" calcext:value-type="float">
            <text:p>9986000</text:p>
          </table:table-cell>
          <table:table-cell office:value-type="float" office:value="45636330" calcext:value-type="float">
            <text:p>4563633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87:.G187])/4&lt;4.58;[.K187];0)" office:value-type="float" office:value="45636330" calcext:value-type="float">
            <text:p>45636330</text:p>
          </table:table-cell>
          <table:table-cell/>
        </table:table-row>
        <table:table-row table:style-name="ro1">
          <table:table-cell office:value-type="float" office:value="299458" calcext:value-type="float">
            <text:p>29945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000" calcext:value-type="float">
            <text:p>526000</text:p>
          </table:table-cell>
          <table:table-cell office:value-type="float" office:value="2404190" calcext:value-type="float">
            <text:p>240419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88:.G188])/4&lt;4.58;[.K188];0)" office:value-type="float" office:value="2404190" calcext:value-type="float">
            <text:p>2404190</text:p>
          </table:table-cell>
          <table:table-cell/>
        </table:table-row>
        <table:table-row table:style-name="ro1">
          <table:table-cell office:value-type="float" office:value="299459" calcext:value-type="float">
            <text:p>29945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000" calcext:value-type="float">
            <text:p>3948000</text:p>
          </table:table-cell>
          <table:table-cell office:value-type="float" office:value="18042660" calcext:value-type="float">
            <text:p>1804266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89:.G189])/4&lt;4.58;[.K189];0)" office:value-type="float" office:value="18042660" calcext:value-type="float">
            <text:p>18042660</text:p>
          </table:table-cell>
          <table:table-cell/>
        </table:table-row>
        <table:table-row table:style-name="ro1">
          <table:table-cell office:value-type="float" office:value="299460" calcext:value-type="float">
            <text:p>29946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8:00</text:p>
          </table:table-cell>
          <table:table-cell table:number-columns-repeated="4"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00" calcext:value-type="float">
            <text:p>194000</text:p>
          </table:table-cell>
          <table:table-cell office:value-type="float" office:value="886580" calcext:value-type="float">
            <text:p>88658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0:.G190])/4&lt;4.58;[.K190];0)" office:value-type="float" office:value="886580" calcext:value-type="float">
            <text:p>886580</text:p>
          </table:table-cell>
          <table:table-cell/>
        </table:table-row>
        <table:table-row table:style-name="ro1">
          <table:table-cell office:value-type="float" office:value="299461" calcext:value-type="float">
            <text:p>29946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3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000" calcext:value-type="float">
            <text:p>348000</text:p>
          </table:table-cell>
          <table:table-cell office:value-type="float" office:value="1590960" calcext:value-type="float">
            <text:p>159096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1:.G191])/4&lt;4.58;[.K191];0)" office:value-type="float" office:value="1590960" calcext:value-type="float">
            <text:p>1590960</text:p>
          </table:table-cell>
          <table:table-cell/>
        </table:table-row>
        <table:table-row table:style-name="ro1">
          <table:table-cell office:value-type="float" office:value="299462" calcext:value-type="float">
            <text:p>29946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0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float" office:value="3885000" calcext:value-type="float">
            <text:p>38850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2:.G192])/4&lt;4.58;[.K192];0)" office:value-type="float" office:value="3885000" calcext:value-type="float">
            <text:p>3885000</text:p>
          </table:table-cell>
          <table:table-cell/>
        </table:table-row>
        <table:table-row table:style-name="ro1">
          <table:table-cell office:value-type="float" office:value="299463" calcext:value-type="float">
            <text:p>29946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1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float" office:value="1394830" calcext:value-type="float">
            <text:p>139483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3:.G193])/4&lt;4.58;[.K193];0)" office:value-type="float" office:value="1394830" calcext:value-type="float">
            <text:p>1394830</text:p>
          </table:table-cell>
          <table:table-cell/>
        </table:table-row>
        <table:table-row table:style-name="ro1">
          <table:table-cell office:value-type="float" office:value="299464" calcext:value-type="float">
            <text:p>29946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2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00" calcext:value-type="float">
            <text:p>288000</text:p>
          </table:table-cell>
          <table:table-cell office:value-type="float" office:value="1317160" calcext:value-type="float">
            <text:p>131716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4:.G194])/4&lt;4.58;[.K194];0)" office:value-type="float" office:value="1317160" calcext:value-type="float">
            <text:p>1317160</text:p>
          </table:table-cell>
          <table:table-cell/>
        </table:table-row>
        <table:table-row table:style-name="ro1">
          <table:table-cell office:value-type="float" office:value="299465" calcext:value-type="float">
            <text:p>29946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3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000" calcext:value-type="float">
            <text:p>274000</text:p>
          </table:table-cell>
          <table:table-cell office:value-type="float" office:value="1252480" calcext:value-type="float">
            <text:p>12524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5:.G195])/4&lt;4.58;[.K195];0)" office:value-type="float" office:value="1252480" calcext:value-type="float">
            <text:p>1252480</text:p>
          </table:table-cell>
          <table:table-cell/>
        </table:table-row>
        <table:table-row table:style-name="ro1">
          <table:table-cell office:value-type="float" office:value="299466" calcext:value-type="float">
            <text:p>29946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4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000" calcext:value-type="float">
            <text:p>259000</text:p>
          </table:table-cell>
          <table:table-cell office:value-type="float" office:value="1183870" calcext:value-type="float">
            <text:p>118387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96:.G196])/4&lt;4.58;[.K196];0)" office:value-type="float" office:value="1183870" calcext:value-type="float">
            <text:p>1183870</text:p>
          </table:table-cell>
          <table:table-cell/>
        </table:table-row>
        <table:table-row table:style-name="ro1">
          <table:table-cell office:value-type="float" office:value="299467" calcext:value-type="float">
            <text:p>29946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000" calcext:value-type="float">
            <text:p>431000</text:p>
          </table:table-cell>
          <table:table-cell office:value-type="float" office:value="1970090" calcext:value-type="float">
            <text:p>197009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7:.G197])/4&lt;4.58;[.K197];0)" office:value-type="float" office:value="1970090" calcext:value-type="float">
            <text:p>1970090</text:p>
          </table:table-cell>
          <table:table-cell/>
        </table:table-row>
        <table:table-row table:style-name="ro1">
          <table:table-cell office:value-type="float" office:value="299468" calcext:value-type="float">
            <text:p>29946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6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411800" calcext:value-type="float">
            <text:p>41180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198:.G198])/4&lt;4.58;[.K198];0)" office:value-type="float" office:value="411800" calcext:value-type="float">
            <text:p>411800</text:p>
          </table:table-cell>
          <table:table-cell/>
        </table:table-row>
        <table:table-row table:style-name="ro1">
          <table:table-cell office:value-type="float" office:value="299469" calcext:value-type="float">
            <text:p>29946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62850" calcext:value-type="float">
            <text:p>66285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199:.G199])/4&lt;4.58;[.K199];0)" office:value-type="float" office:value="662850" calcext:value-type="float">
            <text:p>662850</text:p>
          </table:table-cell>
          <table:table-cell/>
        </table:table-row>
        <table:table-row table:style-name="ro1">
          <table:table-cell office:value-type="float" office:value="299470" calcext:value-type="float">
            <text:p>29947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00" calcext:value-type="float">
            <text:p>172000</text:p>
          </table:table-cell>
          <table:table-cell office:value-type="float" office:value="787440" calcext:value-type="float">
            <text:p>78744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0:.G200])/4&lt;4.58;[.K200];0)" office:value-type="float" office:value="787440" calcext:value-type="float">
            <text:p>787440</text:p>
          </table:table-cell>
          <table:table-cell/>
        </table:table-row>
        <table:table-row table:style-name="ro1">
          <table:table-cell office:value-type="float" office:value="299471" calcext:value-type="float">
            <text:p>29947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49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00" calcext:value-type="float">
            <text:p>103000</text:p>
          </table:table-cell>
          <table:table-cell office:value-type="float" office:value="470990" calcext:value-type="float">
            <text:p>47099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01:.G201])/4&lt;4.58;[.K201];0)" office:value-type="float" office:value="470990" calcext:value-type="float">
            <text:p>470990</text:p>
          </table:table-cell>
          <table:table-cell/>
        </table:table-row>
        <table:table-row table:style-name="ro1">
          <table:table-cell office:value-type="float" office:value="299472" calcext:value-type="float">
            <text:p>29947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0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00" calcext:value-type="float">
            <text:p>144000</text:p>
          </table:table-cell>
          <table:table-cell office:value-type="float" office:value="658530" calcext:value-type="float">
            <text:p>65853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2:.G202])/4&lt;4.58;[.K202];0)" office:value-type="float" office:value="658530" calcext:value-type="float">
            <text:p>658530</text:p>
          </table:table-cell>
          <table:table-cell/>
        </table:table-row>
        <table:table-row table:style-name="ro1">
          <table:table-cell office:value-type="float" office:value="299473" calcext:value-type="float">
            <text:p>29947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2000" calcext:value-type="float">
            <text:p>1182000</text:p>
          </table:table-cell>
          <table:table-cell office:value-type="float" office:value="5401850" calcext:value-type="float">
            <text:p>540185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3:.G203])/4&lt;4.58;[.K203];0)" office:value-type="float" office:value="5401850" calcext:value-type="float">
            <text:p>5401850</text:p>
          </table:table-cell>
          <table:table-cell/>
        </table:table-row>
        <table:table-row table:style-name="ro1">
          <table:table-cell office:value-type="float" office:value="299474" calcext:value-type="float">
            <text:p>29947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2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000" calcext:value-type="float">
            <text:p>2223000</text:p>
          </table:table-cell>
          <table:table-cell office:value-type="float" office:value="10179380" calcext:value-type="float">
            <text:p>1017938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04:.G204])/4&lt;4.58;[.K204];0)" office:value-type="float" office:value="10179380" calcext:value-type="float">
            <text:p>10179380</text:p>
          </table:table-cell>
          <table:table-cell/>
        </table:table-row>
        <table:table-row table:style-name="ro1">
          <table:table-cell office:value-type="float" office:value="299475" calcext:value-type="float">
            <text:p>29947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3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9000" calcext:value-type="float">
            <text:p>4099000</text:p>
          </table:table-cell>
          <table:table-cell office:value-type="float" office:value="18763100" calcext:value-type="float">
            <text:p>187631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5:.G205])/4&lt;4.58;[.K205];0)" office:value-type="float" office:value="18763100" calcext:value-type="float">
            <text:p>18763100</text:p>
          </table:table-cell>
          <table:table-cell/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4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office:value-type="float" office:value="767770" calcext:value-type="float">
            <text:p>7677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6:.G206])/4&lt;4.58;[.K206];0)" office:value-type="float" office:value="767770" calcext:value-type="float">
            <text:p>767770</text:p>
          </table:table-cell>
          <table:table-cell/>
        </table:table-row>
        <table:table-row table:style-name="ro1">
          <table:table-cell office:value-type="float" office:value="299477" calcext:value-type="float">
            <text:p>29947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000" calcext:value-type="float">
            <text:p>641000</text:p>
          </table:table-cell>
          <table:table-cell office:value-type="float" office:value="2930000" calcext:value-type="float">
            <text:p>29300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7:.G207])/4&lt;4.58;[.K207];0)" office:value-type="float" office:value="2930000" calcext:value-type="float">
            <text:p>2930000</text:p>
          </table:table-cell>
          <table:table-cell/>
        </table:table-row>
        <table:table-row table:style-name="ro1">
          <table:table-cell office:value-type="float" office:value="299478" calcext:value-type="float">
            <text:p>29947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6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97300" calcext:value-type="float">
            <text:p>109730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08:.G208])/4&lt;4.58;[.K208];0)" office:value-type="float" office:value="1097300" calcext:value-type="float">
            <text:p>1097300</text:p>
          </table:table-cell>
          <table:table-cell/>
        </table:table-row>
        <table:table-row table:style-name="ro1">
          <table:table-cell office:value-type="float" office:value="299479" calcext:value-type="float">
            <text:p>29947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00" calcext:value-type="float">
            <text:p>89000</text:p>
          </table:table-cell>
          <table:table-cell office:value-type="float" office:value="407130" calcext:value-type="float">
            <text:p>40713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09:.G209])/4&lt;4.58;[.K209];0)" office:value-type="float" office:value="407130" calcext:value-type="float">
            <text:p>407130</text:p>
          </table:table-cell>
          <table:table-cell/>
        </table:table-row>
        <table:table-row table:style-name="ro1">
          <table:table-cell office:value-type="float" office:value="299480" calcext:value-type="float">
            <text:p>29948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8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000" calcext:value-type="float">
            <text:p>696000</text:p>
          </table:table-cell>
          <table:table-cell office:value-type="float" office:value="3186560" calcext:value-type="float">
            <text:p>318656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10:.G210])/4&lt;4.58;[.K210];0)" office:value-type="float" office:value="3186560" calcext:value-type="float">
            <text:p>3186560</text:p>
          </table:table-cell>
          <table:table-cell/>
        </table:table-row>
        <table:table-row table:style-name="ro1">
          <table:table-cell office:value-type="float" office:value="299481" calcext:value-type="float">
            <text:p>29948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3:5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000" calcext:value-type="float">
            <text:p>341000</text:p>
          </table:table-cell>
          <table:table-cell office:value-type="float" office:value="1558910" calcext:value-type="float">
            <text:p>15589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1:.G211])/4&lt;4.58;[.K211];0)" office:value-type="float" office:value="1558910" calcext:value-type="float">
            <text:p>1558910</text:p>
          </table:table-cell>
          <table:table-cell/>
        </table:table-row>
        <table:table-row table:style-name="ro1">
          <table:table-cell office:value-type="float" office:value="299482" calcext:value-type="float">
            <text:p>29948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0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14630" calcext:value-type="float">
            <text:p>91463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2:.G212])/4&lt;4.58;[.K212];0)" office:value-type="float" office:value="914630" calcext:value-type="float">
            <text:p>914630</text:p>
          </table:table-cell>
          <table:table-cell/>
        </table:table-row>
        <table:table-row table:style-name="ro1">
          <table:table-cell office:value-type="float" office:value="299483" calcext:value-type="float">
            <text:p>29948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1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00" calcext:value-type="float">
            <text:p>117000</text:p>
          </table:table-cell>
          <table:table-cell office:value-type="float" office:value="535400" calcext:value-type="float">
            <text:p>5354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3:.G213])/4&lt;4.58;[.K213];0)" office:value-type="float" office:value="535400" calcext:value-type="float">
            <text:p>535400</text:p>
          </table:table-cell>
          <table:table-cell/>
        </table:table-row>
        <table:table-row table:style-name="ro1">
          <table:table-cell office:value-type="float" office:value="299484" calcext:value-type="float">
            <text:p>29948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2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000" calcext:value-type="float">
            <text:p>629000</text:p>
          </table:table-cell>
          <table:table-cell office:value-type="float" office:value="2878440" calcext:value-type="float">
            <text:p>287844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14:.G214])/4&lt;4.58;[.K214];0)" office:value-type="float" office:value="2878440" calcext:value-type="float">
            <text:p>2878440</text:p>
          </table:table-cell>
          <table:table-cell/>
        </table:table-row>
        <table:table-row table:style-name="ro1">
          <table:table-cell office:value-type="float" office:value="299485" calcext:value-type="float">
            <text:p>29948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3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000" calcext:value-type="float">
            <text:p>175000</text:p>
          </table:table-cell>
          <table:table-cell office:value-type="float" office:value="800210" calcext:value-type="float">
            <text:p>80021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5:.G215])/4&lt;4.58;[.K215];0)" office:value-type="float" office:value="800210" calcext:value-type="float">
            <text:p>800210</text:p>
          </table:table-cell>
          <table:table-cell/>
        </table:table-row>
        <table:table-row table:style-name="ro1">
          <table:table-cell office:value-type="float" office:value="299486" calcext:value-type="float">
            <text:p>29948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4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00" calcext:value-type="float">
            <text:p>167000</text:p>
          </table:table-cell>
          <table:table-cell office:value-type="float" office:value="763570" calcext:value-type="float">
            <text:p>76357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16:.G216])/4&lt;4.58;[.K216];0)" office:value-type="float" office:value="763570" calcext:value-type="float">
            <text:p>763570</text:p>
          </table:table-cell>
          <table:table-cell/>
        </table:table-row>
        <table:table-row table:style-name="ro1">
          <table:table-cell office:value-type="float" office:value="299487" calcext:value-type="float">
            <text:p>29948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5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00" calcext:value-type="float">
            <text:p>404000</text:p>
          </table:table-cell>
          <table:table-cell office:value-type="float" office:value="1846960" calcext:value-type="float">
            <text:p>184696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7:.G217])/4&lt;4.58;[.K217];0)" office:value-type="float" office:value="1846960" calcext:value-type="float">
            <text:p>1846960</text:p>
          </table:table-cell>
          <table:table-cell/>
        </table:table-row>
        <table:table-row table:style-name="ro1">
          <table:table-cell office:value-type="float" office:value="299488" calcext:value-type="float">
            <text:p>29948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00" calcext:value-type="float">
            <text:p>151000</text:p>
          </table:table-cell>
          <table:table-cell office:value-type="float" office:value="690990" calcext:value-type="float">
            <text:p>69099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18:.G218])/4&lt;4.58;[.K218];0)" office:value-type="float" office:value="690990" calcext:value-type="float">
            <text:p>690990</text:p>
          </table:table-cell>
          <table:table-cell/>
        </table:table-row>
        <table:table-row table:style-name="ro1">
          <table:table-cell office:value-type="float" office:value="299489" calcext:value-type="float">
            <text:p>29948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000" calcext:value-type="float">
            <text:p>1368000</text:p>
          </table:table-cell>
          <table:table-cell office:value-type="float" office:value="6263390" calcext:value-type="float">
            <text:p>626339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19:.G219])/4&lt;4.58;[.K219];0)" office:value-type="float" office:value="6263390" calcext:value-type="float">
            <text:p>6263390</text:p>
          </table:table-cell>
          <table:table-cell/>
        </table:table-row>
        <table:table-row table:style-name="ro1">
          <table:table-cell office:value-type="float" office:value="299490" calcext:value-type="float">
            <text:p>29949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000" calcext:value-type="float">
            <text:p>498000</text:p>
          </table:table-cell>
          <table:table-cell office:value-type="float" office:value="2279080" calcext:value-type="float">
            <text:p>22790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20:.G220])/4&lt;4.58;[.K220];0)" office:value-type="float" office:value="2279080" calcext:value-type="float">
            <text:p>2279080</text:p>
          </table:table-cell>
          <table:table-cell/>
        </table:table-row>
        <table:table-row table:style-name="ro1">
          <table:table-cell office:value-type="float" office:value="299491" calcext:value-type="float">
            <text:p>29949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09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000" calcext:value-type="float">
            <text:p>522000</text:p>
          </table:table-cell>
          <table:table-cell office:value-type="float" office:value="2388550" calcext:value-type="float">
            <text:p>238855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1:.G221])/4&lt;4.58;[.K221];0)" office:value-type="float" office:value="2388550" calcext:value-type="float">
            <text:p>2388550</text:p>
          </table:table-cell>
          <table:table-cell/>
        </table:table-row>
        <table:table-row table:style-name="ro1">
          <table:table-cell office:value-type="float" office:value="299492" calcext:value-type="float">
            <text:p>29949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0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000" calcext:value-type="float">
            <text:p>751000</text:p>
          </table:table-cell>
          <table:table-cell office:value-type="float" office:value="3437260" calcext:value-type="float">
            <text:p>34372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2:.G222])/4&lt;4.58;[.K222];0)" office:value-type="float" office:value="3437260" calcext:value-type="float">
            <text:p>3437260</text:p>
          </table:table-cell>
          <table:table-cell/>
        </table:table-row>
        <table:table-row table:style-name="ro1">
          <table:table-cell office:value-type="float" office:value="299493" calcext:value-type="float">
            <text:p>29949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1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052100" calcext:value-type="float">
            <text:p>105210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3:.G223])/4&lt;4.58;[.K223];0)" office:value-type="float" office:value="1052100" calcext:value-type="float">
            <text:p>1052100</text:p>
          </table:table-cell>
          <table:table-cell/>
        </table:table-row>
        <table:table-row table:style-name="ro1">
          <table:table-cell office:value-type="float" office:value="299494" calcext:value-type="float">
            <text:p>29949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2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000" calcext:value-type="float">
            <text:p>217000</text:p>
          </table:table-cell>
          <table:table-cell office:value-type="float" office:value="992420" calcext:value-type="float">
            <text:p>99242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24:.G224])/4&lt;4.58;[.K224];0)" office:value-type="float" office:value="992420" calcext:value-type="float">
            <text:p>992420</text:p>
          </table:table-cell>
          <table:table-cell/>
        </table:table-row>
        <table:table-row table:style-name="ro1">
          <table:table-cell office:value-type="float" office:value="299495" calcext:value-type="float">
            <text:p>29949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3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239090" calcext:value-type="float">
            <text:p>123909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5:.G225])/4&lt;4.58;[.K225];0)" office:value-type="float" office:value="1239090" calcext:value-type="float">
            <text:p>1239090</text:p>
          </table:table-cell>
          <table:table-cell/>
        </table:table-row>
        <table:table-row table:style-name="ro1">
          <table:table-cell office:value-type="float" office:value="299496" calcext:value-type="float">
            <text:p>29949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000" calcext:value-type="float">
            <text:p>219000</text:p>
          </table:table-cell>
          <table:table-cell office:value-type="float" office:value="1001800" calcext:value-type="float">
            <text:p>10018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26:.G226])/4&lt;4.58;[.K226];0)" office:value-type="float" office:value="1001800" calcext:value-type="float">
            <text:p>1001800</text:p>
          </table:table-cell>
          <table:table-cell/>
        </table:table-row>
        <table:table-row table:style-name="ro1">
          <table:table-cell office:value-type="float" office:value="299497" calcext:value-type="float">
            <text:p>29949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5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000" calcext:value-type="float">
            <text:p>269000</text:p>
          </table:table-cell>
          <table:table-cell office:value-type="float" office:value="1230650" calcext:value-type="float">
            <text:p>12306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7:.G227])/4&lt;4.58;[.K227];0)" office:value-type="float" office:value="1230650" calcext:value-type="float">
            <text:p>1230650</text:p>
          </table:table-cell>
          <table:table-cell/>
        </table:table-row>
        <table:table-row table:style-name="ro1">
          <table:table-cell office:value-type="float" office:value="299498" calcext:value-type="float">
            <text:p>29949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6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00" calcext:value-type="float">
            <text:p>568000</text:p>
          </table:table-cell>
          <table:table-cell office:value-type="float" office:value="2597560" calcext:value-type="float">
            <text:p>259756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28:.G228])/4&lt;4.58;[.K228];0)" office:value-type="float" office:value="2597560" calcext:value-type="float">
            <text:p>2597560</text:p>
          </table:table-cell>
          <table:table-cell/>
        </table:table-row>
        <table:table-row table:style-name="ro1">
          <table:table-cell office:value-type="float" office:value="299499" calcext:value-type="float">
            <text:p>29949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000" calcext:value-type="float">
            <text:p>582000</text:p>
          </table:table-cell>
          <table:table-cell office:value-type="float" office:value="2661670" calcext:value-type="float">
            <text:p>26616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29:.G229])/4&lt;4.58;[.K229];0)" office:value-type="float" office:value="2661670" calcext:value-type="float">
            <text:p>2661670</text:p>
          </table:table-cell>
          <table:table-cell/>
        </table:table-row>
        <table:table-row table:style-name="ro1">
          <table:table-cell office:value-type="float" office:value="299500" calcext:value-type="float">
            <text:p>29950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8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00" calcext:value-type="float">
            <text:p>185000</text:p>
          </table:table-cell>
          <table:table-cell office:value-type="float" office:value="846180" calcext:value-type="float">
            <text:p>84618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0:.G230])/4&lt;4.58;[.K230];0)" office:value-type="float" office:value="846180" calcext:value-type="float">
            <text:p>846180</text:p>
          </table:table-cell>
          <table:table-cell/>
        </table:table-row>
        <table:table-row table:style-name="ro1">
          <table:table-cell office:value-type="float" office:value="299501" calcext:value-type="float">
            <text:p>29950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19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" calcext:value-type="float">
            <text:p>128000</text:p>
          </table:table-cell>
          <table:table-cell office:value-type="float" office:value="585510" calcext:value-type="float">
            <text:p>58551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31:.G231])/4&lt;4.58;[.K231];0)" office:value-type="float" office:value="585510" calcext:value-type="float">
            <text:p>585510</text:p>
          </table:table-cell>
          <table:table-cell/>
        </table:table-row>
        <table:table-row table:style-name="ro1">
          <table:table-cell office:value-type="float" office:value="299502" calcext:value-type="float">
            <text:p>29950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0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00" calcext:value-type="float">
            <text:p>284000</text:p>
          </table:table-cell>
          <table:table-cell office:value-type="float" office:value="1298610" calcext:value-type="float">
            <text:p>129861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2:.G232])/4&lt;4.58;[.K232];0)" office:value-type="float" office:value="1298610" calcext:value-type="float">
            <text:p>1298610</text:p>
          </table:table-cell>
          <table:table-cell/>
        </table:table-row>
        <table:table-row table:style-name="ro1">
          <table:table-cell office:value-type="float" office:value="299503" calcext:value-type="float">
            <text:p>29950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00" calcext:value-type="float">
            <text:p>254000</text:p>
          </table:table-cell>
          <table:table-cell office:value-type="float" office:value="1161950" calcext:value-type="float">
            <text:p>116195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33:.G233])/4&lt;4.58;[.K233];0)" office:value-type="float" office:value="1161950" calcext:value-type="float">
            <text:p>1161950</text:p>
          </table:table-cell>
          <table:table-cell/>
        </table:table-row>
        <table:table-row table:style-name="ro1">
          <table:table-cell office:value-type="float" office:value="299504" calcext:value-type="float">
            <text:p>29950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000" calcext:value-type="float">
            <text:p>438000</text:p>
          </table:table-cell>
          <table:table-cell office:value-type="float" office:value="2002280" calcext:value-type="float">
            <text:p>200228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4:.G234])/4&lt;4.58;[.K234];0)" office:value-type="float" office:value="2002280" calcext:value-type="float">
            <text:p>2002280</text:p>
          </table:table-cell>
          <table:table-cell/>
        </table:table-row>
        <table:table-row table:style-name="ro1">
          <table:table-cell office:value-type="float" office:value="299505" calcext:value-type="float">
            <text:p>29950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3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9000" calcext:value-type="float">
            <text:p>3789000</text:p>
          </table:table-cell>
          <table:table-cell office:value-type="float" office:value="17341650" calcext:value-type="float">
            <text:p>173416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5:.G235])/4&lt;4.58;[.K235];0)" office:value-type="float" office:value="17341650" calcext:value-type="float">
            <text:p>17341650</text:p>
          </table:table-cell>
          <table:table-cell/>
        </table:table-row>
        <table:table-row table:style-name="ro1">
          <table:table-cell office:value-type="float" office:value="299506" calcext:value-type="float">
            <text:p>29950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4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00" calcext:value-type="float">
            <text:p>151000</text:p>
          </table:table-cell>
          <table:table-cell office:value-type="float" office:value="691010" calcext:value-type="float">
            <text:p>6910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36:.G236])/4&lt;4.58;[.K236];0)" office:value-type="float" office:value="691010" calcext:value-type="float">
            <text:p>691010</text:p>
          </table:table-cell>
          <table:table-cell/>
        </table:table-row>
        <table:table-row table:style-name="ro1">
          <table:table-cell office:value-type="float" office:value="299507" calcext:value-type="float">
            <text:p>29950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8096290" calcext:value-type="float">
            <text:p>809629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37:.G237])/4&lt;4.58;[.K237];0)" office:value-type="float" office:value="8096290" calcext:value-type="float">
            <text:p>8096290</text:p>
          </table:table-cell>
          <table:table-cell/>
        </table:table-row>
        <table:table-row table:style-name="ro1">
          <table:table-cell office:value-type="float" office:value="299508" calcext:value-type="float">
            <text:p>29950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6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000" calcext:value-type="float">
            <text:p>823000</text:p>
          </table:table-cell>
          <table:table-cell office:value-type="float" office:value="3762860" calcext:value-type="float">
            <text:p>37628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8:.G238])/4&lt;4.58;[.K238];0)" office:value-type="float" office:value="3762860" calcext:value-type="float">
            <text:p>3762860</text:p>
          </table:table-cell>
          <table:table-cell/>
        </table:table-row>
        <table:table-row table:style-name="ro1">
          <table:table-cell office:value-type="float" office:value="299509" calcext:value-type="float">
            <text:p>29950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7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239230" calcext:value-type="float">
            <text:p>12392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39:.G239])/4&lt;4.58;[.K239];0)" office:value-type="float" office:value="1239230" calcext:value-type="float">
            <text:p>1239230</text:p>
          </table:table-cell>
          <table:table-cell/>
        </table:table-row>
        <table:table-row table:style-name="ro1">
          <table:table-cell office:value-type="float" office:value="299510" calcext:value-type="float">
            <text:p>29951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000" calcext:value-type="float">
            <text:p>679000</text:p>
          </table:table-cell>
          <table:table-cell office:value-type="float" office:value="3106710" calcext:value-type="float">
            <text:p>31067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0:.G240])/4&lt;4.58;[.K240];0)" office:value-type="float" office:value="3106710" calcext:value-type="float">
            <text:p>3106710</text:p>
          </table:table-cell>
          <table:table-cell/>
        </table:table-row>
        <table:table-row table:style-name="ro1">
          <table:table-cell office:value-type="float" office:value="299511" calcext:value-type="float">
            <text:p>29951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29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000" calcext:value-type="float">
            <text:p>515000</text:p>
          </table:table-cell>
          <table:table-cell office:value-type="float" office:value="2355670" calcext:value-type="float">
            <text:p>23556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1:.G241])/4&lt;4.58;[.K241];0)" office:value-type="float" office:value="2355670" calcext:value-type="float">
            <text:p>2355670</text:p>
          </table:table-cell>
          <table:table-cell/>
        </table:table-row>
        <table:table-row table:style-name="ro1">
          <table:table-cell office:value-type="float" office:value="299512" calcext:value-type="float">
            <text:p>29951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0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000" calcext:value-type="float">
            <text:p>11458000</text:p>
          </table:table-cell>
          <table:table-cell office:value-type="float" office:value="52475740" calcext:value-type="float">
            <text:p>5247574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2:.G242])/4&lt;4.58;[.K24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13" calcext:value-type="float">
            <text:p>29951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1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000" calcext:value-type="float">
            <text:p>5201000</text:p>
          </table:table-cell>
          <table:table-cell office:value-type="float" office:value="23820230" calcext:value-type="float">
            <text:p>23820230</text:p>
          </table:table-cell>
          <table:table-cell office:value-type="float" office:value="-0.435729417464997" calcext:value-type="float">
            <text:p>-0.435729417464997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243:.G243])/4&lt;4.58;[.K243];0)" office:value-type="float" office:value="23820230" calcext:value-type="float">
            <text:p>23820230</text:p>
          </table:table-cell>
          <table:table-cell/>
        </table:table-row>
        <table:table-row table:style-name="ro1">
          <table:table-cell office:value-type="float" office:value="299514" calcext:value-type="float">
            <text:p>29951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00" calcext:value-type="float">
            <text:p>121000</text:p>
          </table:table-cell>
          <table:table-cell office:value-type="float" office:value="553180" calcext:value-type="float">
            <text:p>5531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44:.G244])/4&lt;4.58;[.K244];0)" office:value-type="float" office:value="553180" calcext:value-type="float">
            <text:p>553180</text:p>
          </table:table-cell>
          <table:table-cell/>
        </table:table-row>
        <table:table-row table:style-name="ro1">
          <table:table-cell office:value-type="float" office:value="299515" calcext:value-type="float">
            <text:p>29951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3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00" calcext:value-type="float">
            <text:p>185000</text:p>
          </table:table-cell>
          <table:table-cell office:value-type="float" office:value="846630" calcext:value-type="float">
            <text:p>84663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5:.G245])/4&lt;4.58;[.K245];0)" office:value-type="float" office:value="846630" calcext:value-type="float">
            <text:p>846630</text:p>
          </table:table-cell>
          <table:table-cell/>
        </table:table-row>
        <table:table-row table:style-name="ro1">
          <table:table-cell office:value-type="float" office:value="299516" calcext:value-type="float">
            <text:p>29951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4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91600" calcext:value-type="float">
            <text:p>916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46:.G246])/4&lt;4.58;[.K246];0)" office:value-type="float" office:value="91600" calcext:value-type="float">
            <text:p>91600</text:p>
          </table:table-cell>
          <table:table-cell/>
        </table:table-row>
        <table:table-row table:style-name="ro1">
          <table:table-cell office:value-type="float" office:value="299517" calcext:value-type="float">
            <text:p>29951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5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00" calcext:value-type="float">
            <text:p>316000</text:p>
          </table:table-cell>
          <table:table-cell office:value-type="float" office:value="1446550" calcext:value-type="float">
            <text:p>14465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7:.G247])/4&lt;4.58;[.K247];0)" office:value-type="float" office:value="1446550" calcext:value-type="float">
            <text:p>1446550</text:p>
          </table:table-cell>
          <table:table-cell/>
        </table:table-row>
        <table:table-row table:style-name="ro1">
          <table:table-cell office:value-type="float" office:value="299518" calcext:value-type="float">
            <text:p>29951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6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office:value-type="float" office:value="251900" calcext:value-type="float">
            <text:p>2519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48:.G248])/4&lt;4.58;[.K248];0)" office:value-type="float" office:value="251900" calcext:value-type="float">
            <text:p>251900</text:p>
          </table:table-cell>
          <table:table-cell/>
        </table:table-row>
        <table:table-row table:style-name="ro1">
          <table:table-cell office:value-type="float" office:value="299519" calcext:value-type="float">
            <text:p>29951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7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00" calcext:value-type="float">
            <text:p>426000</text:p>
          </table:table-cell>
          <table:table-cell office:value-type="float" office:value="1947830" calcext:value-type="float">
            <text:p>19478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49:.G249])/4&lt;4.58;[.K249];0)" office:value-type="float" office:value="1947830" calcext:value-type="float">
            <text:p>1947830</text:p>
          </table:table-cell>
          <table:table-cell/>
        </table:table-row>
        <table:table-row table:style-name="ro1">
          <table:table-cell office:value-type="float" office:value="299520" calcext:value-type="float">
            <text:p>29952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00" calcext:value-type="float">
            <text:p>140000</text:p>
          </table:table-cell>
          <table:table-cell office:value-type="float" office:value="640650" calcext:value-type="float">
            <text:p>64065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0:.G250])/4&lt;4.58;[.K250];0)" office:value-type="float" office:value="640650" calcext:value-type="float">
            <text:p>640650</text:p>
          </table:table-cell>
          <table:table-cell/>
        </table:table-row>
        <table:table-row table:style-name="ro1">
          <table:table-cell office:value-type="float" office:value="299521" calcext:value-type="float">
            <text:p>29952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3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2000" calcext:value-type="float">
            <text:p>3302000</text:p>
          </table:table-cell>
          <table:table-cell office:value-type="float" office:value="15090160" calcext:value-type="float">
            <text:p>1509016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1:.G251])/4&lt;4.58;[.K251];0)" office:value-type="float" office:value="15090160" calcext:value-type="float">
            <text:p>15090160</text:p>
          </table:table-cell>
          <table:table-cell/>
        </table:table-row>
        <table:table-row table:style-name="ro1">
          <table:table-cell office:value-type="float" office:value="299522" calcext:value-type="float">
            <text:p>29952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0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000" calcext:value-type="float">
            <text:p>1097000</text:p>
          </table:table-cell>
          <table:table-cell office:value-type="float" office:value="5023590" calcext:value-type="float">
            <text:p>502359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52:.G252])/4&lt;4.58;[.K252];0)" office:value-type="float" office:value="5023590" calcext:value-type="float">
            <text:p>5023590</text:p>
          </table:table-cell>
          <table:table-cell/>
        </table:table-row>
        <table:table-row table:style-name="ro1">
          <table:table-cell office:value-type="float" office:value="299523" calcext:value-type="float">
            <text:p>29952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1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000" calcext:value-type="float">
            <text:p>221000</text:p>
          </table:table-cell>
          <table:table-cell office:value-type="float" office:value="1011270" calcext:value-type="float">
            <text:p>10112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53:.G253])/4&lt;4.58;[.K253];0)" office:value-type="float" office:value="1011270" calcext:value-type="float">
            <text:p>1011270</text:p>
          </table:table-cell>
          <table:table-cell/>
        </table:table-row>
        <table:table-row table:style-name="ro1">
          <table:table-cell office:value-type="float" office:value="299524" calcext:value-type="float">
            <text:p>29952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2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00" calcext:value-type="float">
            <text:p>142000</text:p>
          </table:table-cell>
          <table:table-cell office:value-type="float" office:value="649120" calcext:value-type="float">
            <text:p>6491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54:.G254])/4&lt;4.58;[.K254];0)" office:value-type="float" office:value="649120" calcext:value-type="float">
            <text:p>649120</text:p>
          </table:table-cell>
          <table:table-cell/>
        </table:table-row>
        <table:table-row table:style-name="ro1">
          <table:table-cell office:value-type="float" office:value="299525" calcext:value-type="float">
            <text:p>29952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3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920120" calcext:value-type="float">
            <text:p>192012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55:.G255])/4&lt;4.58;[.K255];0)" office:value-type="float" office:value="1920120" calcext:value-type="float">
            <text:p>1920120</text:p>
          </table:table-cell>
          <table:table-cell/>
        </table:table-row>
        <table:table-row table:style-name="ro1">
          <table:table-cell office:value-type="float" office:value="299526" calcext:value-type="float">
            <text:p>29952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000" calcext:value-type="float">
            <text:p>306000</text:p>
          </table:table-cell>
          <table:table-cell office:value-type="float" office:value="1400590" calcext:value-type="float">
            <text:p>140059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6:.G256])/4&lt;4.58;[.K256];0)" office:value-type="float" office:value="1400590" calcext:value-type="float">
            <text:p>1400590</text:p>
          </table:table-cell>
          <table:table-cell/>
        </table:table-row>
        <table:table-row table:style-name="ro1">
          <table:table-cell office:value-type="float" office:value="299527" calcext:value-type="float">
            <text:p>29952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000" calcext:value-type="float">
            <text:p>738000</text:p>
          </table:table-cell>
          <table:table-cell office:value-type="float" office:value="3378520" calcext:value-type="float">
            <text:p>337852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7:.G257])/4&lt;4.58;[.K257];0)" office:value-type="float" office:value="3378520" calcext:value-type="float">
            <text:p>3378520</text:p>
          </table:table-cell>
          <table:table-cell/>
        </table:table-row>
        <table:table-row table:style-name="ro1">
          <table:table-cell office:value-type="float" office:value="299528" calcext:value-type="float">
            <text:p>29952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000" calcext:value-type="float">
            <text:p>1131000</text:p>
          </table:table-cell>
          <table:table-cell office:value-type="float" office:value="5179030" calcext:value-type="float">
            <text:p>51790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8:.G258])/4&lt;4.58;[.K258];0)" office:value-type="float" office:value="5179030" calcext:value-type="float">
            <text:p>5179030</text:p>
          </table:table-cell>
          <table:table-cell/>
        </table:table-row>
        <table:table-row table:style-name="ro1">
          <table:table-cell office:value-type="float" office:value="299529" calcext:value-type="float">
            <text:p>29952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00" calcext:value-type="float">
            <text:p>163000</text:p>
          </table:table-cell>
          <table:table-cell office:value-type="float" office:value="745300" calcext:value-type="float">
            <text:p>74530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59:.G259])/4&lt;4.58;[.K259];0)" office:value-type="float" office:value="745300" calcext:value-type="float">
            <text:p>745300</text:p>
          </table:table-cell>
          <table:table-cell/>
        </table:table-row>
        <table:table-row table:style-name="ro1">
          <table:table-cell office:value-type="float" office:value="299530" calcext:value-type="float">
            <text:p>29953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8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72310" calcext:value-type="float">
            <text:p>13723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0:.G260])/4&lt;4.58;[.K260];0)" office:value-type="float" office:value="1372310" calcext:value-type="float">
            <text:p>1372310</text:p>
          </table:table-cell>
          <table:table-cell/>
        </table:table-row>
        <table:table-row table:style-name="ro1">
          <table:table-cell office:value-type="float" office:value="299531" calcext:value-type="float">
            <text:p>29953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4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000" calcext:value-type="float">
            <text:p>712000</text:p>
          </table:table-cell>
          <table:table-cell office:value-type="float" office:value="3254220" calcext:value-type="float">
            <text:p>325422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1:.G261])/4&lt;4.58;[.K261];0)" office:value-type="float" office:value="3254220" calcext:value-type="float">
            <text:p>3254220</text:p>
          </table:table-cell>
          <table:table-cell/>
        </table:table-row>
        <table:table-row table:style-name="ro1">
          <table:table-cell office:value-type="float" office:value="299532" calcext:value-type="float">
            <text:p>29953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0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000" calcext:value-type="float">
            <text:p>227000</text:p>
          </table:table-cell>
          <table:table-cell office:value-type="float" office:value="1037880" calcext:value-type="float">
            <text:p>103788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2:.G262])/4&lt;4.58;[.K262];0)" office:value-type="float" office:value="1037880" calcext:value-type="float">
            <text:p>1037880</text:p>
          </table:table-cell>
          <table:table-cell/>
        </table:table-row>
        <table:table-row table:style-name="ro1">
          <table:table-cell office:value-type="float" office:value="299533" calcext:value-type="float">
            <text:p>29953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1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00" calcext:value-type="float">
            <text:p>201000</text:p>
          </table:table-cell>
          <table:table-cell office:value-type="float" office:value="919070" calcext:value-type="float">
            <text:p>91907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3:.G263])/4&lt;4.58;[.K263];0)" office:value-type="float" office:value="919070" calcext:value-type="float">
            <text:p>919070</text:p>
          </table:table-cell>
          <table:table-cell/>
        </table:table-row>
        <table:table-row table:style-name="ro1">
          <table:table-cell office:value-type="float" office:value="299534" calcext:value-type="float">
            <text:p>29953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7637850" calcext:value-type="float">
            <text:p>763785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4:.G264])/4&lt;4.58;[.K264];0)" office:value-type="float" office:value="7637850" calcext:value-type="float">
            <text:p>7637850</text:p>
          </table:table-cell>
          <table:table-cell/>
        </table:table-row>
        <table:table-row table:style-name="ro1">
          <table:table-cell office:value-type="float" office:value="299535" calcext:value-type="float">
            <text:p>29953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3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00" calcext:value-type="float">
            <text:p>1595000</text:p>
          </table:table-cell>
          <table:table-cell office:value-type="float" office:value="7289520" calcext:value-type="float">
            <text:p>728952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65:.G265])/4&lt;4.58;[.K265];0)" office:value-type="float" office:value="7289520" calcext:value-type="float">
            <text:p>7289520</text:p>
          </table:table-cell>
          <table:table-cell/>
        </table:table-row>
        <table:table-row table:style-name="ro1">
          <table:table-cell office:value-type="float" office:value="299536" calcext:value-type="float">
            <text:p>29953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00" calcext:value-type="float">
            <text:p>193000</text:p>
          </table:table-cell>
          <table:table-cell office:value-type="float" office:value="882240" calcext:value-type="float">
            <text:p>88224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6:.G266])/4&lt;4.58;[.K266];0)" office:value-type="float" office:value="882240" calcext:value-type="float">
            <text:p>882240</text:p>
          </table:table-cell>
          <table:table-cell/>
        </table:table-row>
        <table:table-row table:style-name="ro1">
          <table:table-cell office:value-type="float" office:value="299537" calcext:value-type="float">
            <text:p>29953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5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000" calcext:value-type="float">
            <text:p>871000</text:p>
          </table:table-cell>
          <table:table-cell office:value-type="float" office:value="3982640" calcext:value-type="float">
            <text:p>398264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67:.G267])/4&lt;4.58;[.K267];0)" office:value-type="float" office:value="3982640" calcext:value-type="float">
            <text:p>3982640</text:p>
          </table:table-cell>
          <table:table-cell/>
        </table:table-row>
        <table:table-row table:style-name="ro1">
          <table:table-cell office:value-type="float" office:value="299538" calcext:value-type="float">
            <text:p>29953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2000" calcext:value-type="float">
            <text:p>822000</text:p>
          </table:table-cell>
          <table:table-cell office:value-type="float" office:value="3757860" calcext:value-type="float">
            <text:p>375786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68:.G268])/4&lt;4.58;[.K268];0)" office:value-type="float" office:value="3757860" calcext:value-type="float">
            <text:p>3757860</text:p>
          </table:table-cell>
          <table:table-cell/>
        </table:table-row>
        <table:table-row table:style-name="ro1">
          <table:table-cell office:value-type="float" office:value="299539" calcext:value-type="float">
            <text:p>29953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7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000" calcext:value-type="float">
            <text:p>934000</text:p>
          </table:table-cell>
          <table:table-cell office:value-type="float" office:value="4268650" calcext:value-type="float">
            <text:p>42686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69:.G269])/4&lt;4.58;[.K269];0)" office:value-type="float" office:value="4268650" calcext:value-type="float">
            <text:p>4268650</text:p>
          </table:table-cell>
          <table:table-cell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8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00" calcext:value-type="float">
            <text:p>162000</text:p>
          </table:table-cell>
          <table:table-cell office:value-type="float" office:value="740800" calcext:value-type="float">
            <text:p>74080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0:.G270])/4&lt;4.58;[.K270];0)" office:value-type="float" office:value="740800" calcext:value-type="float">
            <text:p>740800</text:p>
          </table:table-cell>
          <table:table-cell/>
        </table:table-row>
        <table:table-row table:style-name="ro1">
          <table:table-cell office:value-type="float" office:value="299541" calcext:value-type="float">
            <text:p>29954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4:59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000" calcext:value-type="float">
            <text:p>1628000</text:p>
          </table:table-cell>
          <table:table-cell office:value-type="float" office:value="7454690" calcext:value-type="float">
            <text:p>745469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1:.G271])/4&lt;4.58;[.K271];0)" office:value-type="float" office:value="7454690" calcext:value-type="float">
            <text:p>7454690</text:p>
          </table:table-cell>
          <table:table-cell/>
        </table:table-row>
        <table:table-row table:style-name="ro1">
          <table:table-cell office:value-type="float" office:value="299542" calcext:value-type="float">
            <text:p>29954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0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000" calcext:value-type="float">
            <text:p>2627000</text:p>
          </table:table-cell>
          <table:table-cell office:value-type="float" office:value="12006610" calcext:value-type="float">
            <text:p>1200661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2:.G272])/4&lt;4.58;[.K272];0)" office:value-type="float" office:value="12006610" calcext:value-type="float">
            <text:p>12006610</text:p>
          </table:table-cell>
          <table:table-cell/>
        </table:table-row>
        <table:table-row table:style-name="ro1">
          <table:table-cell office:value-type="float" office:value="299543" calcext:value-type="float">
            <text:p>29954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1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000" calcext:value-type="float">
            <text:p>3925000</text:p>
          </table:table-cell>
          <table:table-cell office:value-type="float" office:value="17937360" calcext:value-type="float">
            <text:p>1793736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3:.G273])/4&lt;4.58;[.K273];0)" office:value-type="float" office:value="17937360" calcext:value-type="float">
            <text:p>17937360</text:p>
          </table:table-cell>
          <table:table-cell/>
        </table:table-row>
        <table:table-row table:style-name="ro1">
          <table:table-cell office:value-type="float" office:value="299544" calcext:value-type="float">
            <text:p>29954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2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000" calcext:value-type="float">
            <text:p>584000</text:p>
          </table:table-cell>
          <table:table-cell office:value-type="float" office:value="2673050" calcext:value-type="float">
            <text:p>267305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4:.G274])/4&lt;4.58;[.K274];0)" office:value-type="float" office:value="2673050" calcext:value-type="float">
            <text:p>2673050</text:p>
          </table:table-cell>
          <table:table-cell/>
        </table:table-row>
        <table:table-row table:style-name="ro1">
          <table:table-cell office:value-type="float" office:value="299545" calcext:value-type="float">
            <text:p>29954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3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000" calcext:value-type="float">
            <text:p>206000</text:p>
          </table:table-cell>
          <table:table-cell office:value-type="float" office:value="941670" calcext:value-type="float">
            <text:p>94167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75:.G275])/4&lt;4.58;[.K275];0)" office:value-type="float" office:value="941670" calcext:value-type="float">
            <text:p>941670</text:p>
          </table:table-cell>
          <table:table-cell/>
        </table:table-row>
        <table:table-row table:style-name="ro1">
          <table:table-cell office:value-type="float" office:value="299546" calcext:value-type="float">
            <text:p>29954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000" calcext:value-type="float">
            <text:p>411000</text:p>
          </table:table-cell>
          <table:table-cell office:value-type="float" office:value="1880800" calcext:value-type="float">
            <text:p>188080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76:.G276])/4&lt;4.58;[.K276];0)" office:value-type="float" office:value="1880800" calcext:value-type="float">
            <text:p>1880800</text:p>
          </table:table-cell>
          <table:table-cell/>
        </table:table-row>
        <table:table-row table:style-name="ro1">
          <table:table-cell office:value-type="float" office:value="299547" calcext:value-type="float">
            <text:p>29954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5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00" calcext:value-type="float">
            <text:p>374000</text:p>
          </table:table-cell>
          <table:table-cell office:value-type="float" office:value="1710470" calcext:value-type="float">
            <text:p>17104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77:.G277])/4&lt;4.58;[.K277];0)" office:value-type="float" office:value="1710470" calcext:value-type="float">
            <text:p>1710470</text:p>
          </table:table-cell>
          <table:table-cell/>
        </table:table-row>
        <table:table-row table:style-name="ro1">
          <table:table-cell office:value-type="float" office:value="299548" calcext:value-type="float">
            <text:p>29954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6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000" calcext:value-type="float">
            <text:p>264000</text:p>
          </table:table-cell>
          <table:table-cell office:value-type="float" office:value="1207660" calcext:value-type="float">
            <text:p>12076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78:.G278])/4&lt;4.58;[.K278];0)" office:value-type="float" office:value="1207660" calcext:value-type="float">
            <text:p>1207660</text:p>
          </table:table-cell>
          <table:table-cell/>
        </table:table-row>
        <table:table-row table:style-name="ro1">
          <table:table-cell office:value-type="float" office:value="299549" calcext:value-type="float">
            <text:p>29954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000" calcext:value-type="float">
            <text:p>571000</text:p>
          </table:table-cell>
          <table:table-cell office:value-type="float" office:value="2609550" calcext:value-type="float">
            <text:p>26095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79:.G279])/4&lt;4.58;[.K279];0)" office:value-type="float" office:value="2609550" calcext:value-type="float">
            <text:p>2609550</text:p>
          </table:table-cell>
          <table:table-cell/>
        </table:table-row>
        <table:table-row table:style-name="ro1">
          <table:table-cell office:value-type="float" office:value="299550" calcext:value-type="float">
            <text:p>29955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8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000" calcext:value-type="float">
            <text:p>361000</text:p>
          </table:table-cell>
          <table:table-cell office:value-type="float" office:value="1651480" calcext:value-type="float">
            <text:p>165148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80:.G280])/4&lt;4.58;[.K280];0)" office:value-type="float" office:value="1651480" calcext:value-type="float">
            <text:p>1651480</text:p>
          </table:table-cell>
          <table:table-cell/>
        </table:table-row>
        <table:table-row table:style-name="ro1">
          <table:table-cell office:value-type="float" office:value="299551" calcext:value-type="float">
            <text:p>29955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09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0" calcext:value-type="float">
            <text:p>49000</text:p>
          </table:table-cell>
          <table:table-cell office:value-type="float" office:value="224110" calcext:value-type="float">
            <text:p>2241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1:.G281])/4&lt;4.58;[.K281];0)" office:value-type="float" office:value="224110" calcext:value-type="float">
            <text:p>224110</text:p>
          </table:table-cell>
          <table:table-cell/>
        </table:table-row>
        <table:table-row table:style-name="ro1">
          <table:table-cell office:value-type="float" office:value="299552" calcext:value-type="float">
            <text:p>29955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0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00" calcext:value-type="float">
            <text:p>161000</text:p>
          </table:table-cell>
          <table:table-cell office:value-type="float" office:value="737150" calcext:value-type="float">
            <text:p>73715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2:.G282])/4&lt;4.58;[.K282];0)" office:value-type="float" office:value="737150" calcext:value-type="float">
            <text:p>737150</text:p>
          </table:table-cell>
          <table:table-cell/>
        </table:table-row>
        <table:table-row table:style-name="ro1">
          <table:table-cell office:value-type="float" office:value="299553" calcext:value-type="float">
            <text:p>29955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86740" calcext:value-type="float">
            <text:p>68674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83:.G283])/4&lt;4.58;[.K283];0)" office:value-type="float" office:value="686740" calcext:value-type="float">
            <text:p>686740</text:p>
          </table:table-cell>
          <table:table-cell/>
        </table:table-row>
        <table:table-row table:style-name="ro1">
          <table:table-cell office:value-type="float" office:value="299554" calcext:value-type="float">
            <text:p>29955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2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000" calcext:value-type="float">
            <text:p>417000</text:p>
          </table:table-cell>
          <table:table-cell office:value-type="float" office:value="1908510" calcext:value-type="float">
            <text:p>19085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4:.G284])/4&lt;4.58;[.K284];0)" office:value-type="float" office:value="1908510" calcext:value-type="float">
            <text:p>1908510</text:p>
          </table:table-cell>
          <table:table-cell/>
        </table:table-row>
        <table:table-row table:style-name="ro1">
          <table:table-cell office:value-type="float" office:value="299555" calcext:value-type="float">
            <text:p>29955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3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00" calcext:value-type="float">
            <text:p>171000</text:p>
          </table:table-cell>
          <table:table-cell office:value-type="float" office:value="783070" calcext:value-type="float">
            <text:p>7830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5:.G285])/4&lt;4.58;[.K285];0)" office:value-type="float" office:value="783070" calcext:value-type="float">
            <text:p>783070</text:p>
          </table:table-cell>
          <table:table-cell/>
        </table:table-row>
        <table:table-row table:style-name="ro1">
          <table:table-cell office:value-type="float" office:value="299556" calcext:value-type="float">
            <text:p>29955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4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00" calcext:value-type="float">
            <text:p>111000</text:p>
          </table:table-cell>
          <table:table-cell office:value-type="float" office:value="508120" calcext:value-type="float">
            <text:p>50812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6:.G286])/4&lt;4.58;[.K286];0)" office:value-type="float" office:value="508120" calcext:value-type="float">
            <text:p>508120</text:p>
          </table:table-cell>
          <table:table-cell/>
        </table:table-row>
        <table:table-row table:style-name="ro1">
          <table:table-cell office:value-type="float" office:value="299557" calcext:value-type="float">
            <text:p>29955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5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000" calcext:value-type="float">
            <text:p>488000</text:p>
          </table:table-cell>
          <table:table-cell office:value-type="float" office:value="2232970" calcext:value-type="float">
            <text:p>22329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7:.G287])/4&lt;4.58;[.K287];0)" office:value-type="float" office:value="2232970" calcext:value-type="float">
            <text:p>2232970</text:p>
          </table:table-cell>
          <table:table-cell/>
        </table:table-row>
        <table:table-row table:style-name="ro1">
          <table:table-cell office:value-type="float" office:value="299558" calcext:value-type="float">
            <text:p>29955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6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000" calcext:value-type="float">
            <text:p>398000</text:p>
          </table:table-cell>
          <table:table-cell office:value-type="float" office:value="1822840" calcext:value-type="float">
            <text:p>18228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8:.G288])/4&lt;4.58;[.K288];0)" office:value-type="float" office:value="1822840" calcext:value-type="float">
            <text:p>1822840</text:p>
          </table:table-cell>
          <table:table-cell/>
        </table:table-row>
        <table:table-row table:style-name="ro1">
          <table:table-cell office:value-type="float" office:value="299559" calcext:value-type="float">
            <text:p>29955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7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000" calcext:value-type="float">
            <text:p>195000</text:p>
          </table:table-cell>
          <table:table-cell office:value-type="float" office:value="892120" calcext:value-type="float">
            <text:p>89212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89:.G289])/4&lt;4.58;[.K289];0)" office:value-type="float" office:value="892120" calcext:value-type="float">
            <text:p>892120</text:p>
          </table:table-cell>
          <table:table-cell/>
        </table:table-row>
        <table:table-row table:style-name="ro1">
          <table:table-cell office:value-type="float" office:value="299560" calcext:value-type="float">
            <text:p>29956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8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000" calcext:value-type="float">
            <text:p>443000</text:p>
          </table:table-cell>
          <table:table-cell office:value-type="float" office:value="2028290" calcext:value-type="float">
            <text:p>202829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90:.G290])/4&lt;4.58;[.K290];0)" office:value-type="float" office:value="2028290" calcext:value-type="float">
            <text:p>2028290</text:p>
          </table:table-cell>
          <table:table-cell/>
        </table:table-row>
        <table:table-row table:style-name="ro1">
          <table:table-cell office:value-type="float" office:value="299561" calcext:value-type="float">
            <text:p>29956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19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00" calcext:value-type="float">
            <text:p>84000</text:p>
          </table:table-cell>
          <table:table-cell office:value-type="float" office:value="384640" calcext:value-type="float">
            <text:p>3846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1:.G291])/4&lt;4.58;[.K291];0)" office:value-type="float" office:value="384640" calcext:value-type="float">
            <text:p>384640</text:p>
          </table:table-cell>
          <table:table-cell/>
        </table:table-row>
        <table:table-row table:style-name="ro1">
          <table:table-cell office:value-type="float" office:value="299562" calcext:value-type="float">
            <text:p>29956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0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00" calcext:value-type="float">
            <text:p>282000</text:p>
          </table:table-cell>
          <table:table-cell office:value-type="float" office:value="1290440" calcext:value-type="float">
            <text:p>12904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2:.G292])/4&lt;4.58;[.K292];0)" office:value-type="float" office:value="1290440" calcext:value-type="float">
            <text:p>1290440</text:p>
          </table:table-cell>
          <table:table-cell/>
        </table:table-row>
        <table:table-row table:style-name="ro1">
          <table:table-cell office:value-type="float" office:value="299563" calcext:value-type="float">
            <text:p>29956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1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8022890" calcext:value-type="float">
            <text:p>802289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3:.G293])/4&lt;4.58;[.K293];0)" office:value-type="float" office:value="8022890" calcext:value-type="float">
            <text:p>8022890</text:p>
          </table:table-cell>
          <table:table-cell/>
        </table:table-row>
        <table:table-row table:style-name="ro1">
          <table:table-cell office:value-type="float" office:value="299564" calcext:value-type="float">
            <text:p>29956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2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282200" calcext:value-type="float">
            <text:p>128220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4:.G294])/4&lt;4.58;[.K294];0)" office:value-type="float" office:value="1282200" calcext:value-type="float">
            <text:p>1282200</text:p>
          </table:table-cell>
          <table:table-cell/>
        </table:table-row>
        <table:table-row table:style-name="ro1">
          <table:table-cell office:value-type="float" office:value="299565" calcext:value-type="float">
            <text:p>29956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3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00" calcext:value-type="float">
            <text:p>238000</text:p>
          </table:table-cell>
          <table:table-cell office:value-type="float" office:value="1089150" calcext:value-type="float">
            <text:p>108915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295:.G295])/4&lt;4.58;[.K295];0)" office:value-type="float" office:value="1089150" calcext:value-type="float">
            <text:p>1089150</text:p>
          </table:table-cell>
          <table:table-cell/>
        </table:table-row>
        <table:table-row table:style-name="ro1">
          <table:table-cell office:value-type="float" office:value="299566" calcext:value-type="float">
            <text:p>29956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4:00</text:p>
          </table:table-cell>
          <table:table-cell table:number-columns-repeated="3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7144630" calcext:value-type="float">
            <text:p>71446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6:.G296])/4&lt;4.58;[.K296];0)" office:value-type="float" office:value="7144630" calcext:value-type="float">
            <text:p>7144630</text:p>
          </table:table-cell>
          <table:table-cell/>
        </table:table-row>
        <table:table-row table:style-name="ro1">
          <table:table-cell office:value-type="float" office:value="299567" calcext:value-type="float">
            <text:p>29956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5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3000" calcext:value-type="float">
            <text:p>9053000</text:p>
          </table:table-cell>
          <table:table-cell office:value-type="float" office:value="41462800" calcext:value-type="float">
            <text:p>4146280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7:.G297])/4&lt;4.58;[.K29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68" calcext:value-type="float">
            <text:p>29956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6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00" calcext:value-type="float">
            <text:p>117000</text:p>
          </table:table-cell>
          <table:table-cell office:value-type="float" office:value="536720" calcext:value-type="float">
            <text:p>53672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298:.G298])/4&lt;4.58;[.K29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69" calcext:value-type="float">
            <text:p>29956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7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5874430" calcext:value-type="float">
            <text:p>587443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299:.G299])/4&lt;4.58;[.K29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0" calcext:value-type="float">
            <text:p>29957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8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344200" calcext:value-type="float">
            <text:p>34420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00:.G300])/4&lt;4.58;[.K30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1" calcext:value-type="float">
            <text:p>29957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29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000" calcext:value-type="float">
            <text:p>1168000</text:p>
          </table:table-cell>
          <table:table-cell office:value-type="float" office:value="5355970" calcext:value-type="float">
            <text:p>535597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01:.G301])/4&lt;4.58;[.K30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2" calcext:value-type="float">
            <text:p>29957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0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000" calcext:value-type="float">
            <text:p>342000</text:p>
          </table:table-cell>
          <table:table-cell office:value-type="float" office:value="1569760" calcext:value-type="float">
            <text:p>156976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2:.G302])/4&lt;4.58;[.K30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3" calcext:value-type="float">
            <text:p>29957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1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5000" calcext:value-type="float">
            <text:p>5385000</text:p>
          </table:table-cell>
          <table:table-cell office:value-type="float" office:value="24668310" calcext:value-type="float">
            <text:p>2466831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03:.G303])/4&lt;4.58;[.K30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4" calcext:value-type="float">
            <text:p>29957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2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14291160" calcext:value-type="float">
            <text:p>142911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4:.G304])/4&lt;4.58;[.K30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5" calcext:value-type="float">
            <text:p>29957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3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99510" calcext:value-type="float">
            <text:p>109951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5:.G305])/4&lt;4.58;[.K30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6" calcext:value-type="float">
            <text:p>29957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4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000" calcext:value-type="float">
            <text:p>2343000</text:p>
          </table:table-cell>
          <table:table-cell office:value-type="float" office:value="10731150" calcext:value-type="float">
            <text:p>1073115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06:.G306])/4&lt;4.58;[.K30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7" calcext:value-type="float">
            <text:p>29957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5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000" calcext:value-type="float">
            <text:p>455000</text:p>
          </table:table-cell>
          <table:table-cell office:value-type="float" office:value="2083900" calcext:value-type="float">
            <text:p>208390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7:.G307])/4&lt;4.58;[.K307];0)" office:value-type="float" office:value="2083900" calcext:value-type="float">
            <text:p>2083900</text:p>
          </table:table-cell>
          <table:table-cell/>
        </table:table-row>
        <table:table-row table:style-name="ro1">
          <table:table-cell office:value-type="float" office:value="299578" calcext:value-type="float">
            <text:p>29957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6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00" calcext:value-type="float">
            <text:p>574000</text:p>
          </table:table-cell>
          <table:table-cell office:value-type="float" office:value="2629040" calcext:value-type="float">
            <text:p>262904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8:.G308])/4&lt;4.58;[.K30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79" calcext:value-type="float">
            <text:p>29957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7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000" calcext:value-type="float">
            <text:p>992000</text:p>
          </table:table-cell>
          <table:table-cell office:value-type="float" office:value="4543360" calcext:value-type="float">
            <text:p>45433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09:.G309])/4&lt;4.58;[.K309];0)" office:value-type="float" office:value="4543360" calcext:value-type="float">
            <text:p>4543360</text:p>
          </table:table-cell>
          <table:table-cell/>
        </table:table-row>
        <table:table-row table:style-name="ro1">
          <table:table-cell office:value-type="float" office:value="299580" calcext:value-type="float">
            <text:p>29958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8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000" calcext:value-type="float">
            <text:p>1133000</text:p>
          </table:table-cell>
          <table:table-cell office:value-type="float" office:value="5199360" calcext:value-type="float">
            <text:p>519936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0:.G310])/4&lt;4.58;[.K31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1" calcext:value-type="float">
            <text:p>29958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39:00</text:p>
          </table:table-cell>
          <table:table-cell table:number-columns-repeated="4"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000" calcext:value-type="float">
            <text:p>344000</text:p>
          </table:table-cell>
          <table:table-cell office:value-type="float" office:value="1575520" calcext:value-type="float">
            <text:p>157552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1:.G311])/4&lt;4.58;[.K311];0)" office:value-type="float" office:value="1575520" calcext:value-type="float">
            <text:p>1575520</text:p>
          </table:table-cell>
          <table:table-cell/>
        </table:table-row>
        <table:table-row table:style-name="ro1">
          <table:table-cell office:value-type="float" office:value="299582" calcext:value-type="float">
            <text:p>29958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0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00" calcext:value-type="float">
            <text:p>198000</text:p>
          </table:table-cell>
          <table:table-cell office:value-type="float" office:value="907110" calcext:value-type="float">
            <text:p>90711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2:.G312])/4&lt;4.58;[.K3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3" calcext:value-type="float">
            <text:p>29958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1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00" calcext:value-type="float">
            <text:p>163000</text:p>
          </table:table-cell>
          <table:table-cell office:value-type="float" office:value="746630" calcext:value-type="float">
            <text:p>74663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3:.G313])/4&lt;4.58;[.K31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4" calcext:value-type="float">
            <text:p>29958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2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000" calcext:value-type="float">
            <text:p>352000</text:p>
          </table:table-cell>
          <table:table-cell office:value-type="float" office:value="1612480" calcext:value-type="float">
            <text:p>161248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4:.G314])/4&lt;4.58;[.K31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5" calcext:value-type="float">
            <text:p>29958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3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00" calcext:value-type="float">
            <text:p>254000</text:p>
          </table:table-cell>
          <table:table-cell office:value-type="float" office:value="1163620" calcext:value-type="float">
            <text:p>116362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5:.G315])/4&lt;4.58;[.K31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6" calcext:value-type="float">
            <text:p>29958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4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247040" calcext:value-type="float">
            <text:p>124704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16:.G316])/4&lt;4.58;[.K31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87" calcext:value-type="float">
            <text:p>29958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5:00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5306510" calcext:value-type="float">
            <text:p>5306510</text:p>
          </table:table-cell>
          <table:table-cell office:value-type="float" office:value="-0.218335201119089" calcext:value-type="float">
            <text:p>-0.218335201119089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17:.G317])/4&lt;4.58;[.K317];0)" office:value-type="float" office:value="5306510" calcext:value-type="float">
            <text:p>5306510</text:p>
          </table:table-cell>
          <table:table-cell/>
        </table:table-row>
        <table:table-row table:style-name="ro1">
          <table:table-cell office:value-type="float" office:value="299588" calcext:value-type="float">
            <text:p>29958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6:00</text:p>
          </table:table-cell>
          <table:table-cell table:number-columns-repeated="2" office:value-type="float" office:value="4.57000017166138" calcext:value-type="float">
            <text:p>4.57000017166138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5288530" calcext:value-type="float">
            <text:p>5288530</text:p>
          </table:table-cell>
          <table:table-cell office:value-type="float" office:value="0" calcext:value-type="float">
            <text:p>0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318:.G318])/4&lt;4.58;[.K318];0)" office:value-type="float" office:value="5288530" calcext:value-type="float">
            <text:p>5288530</text:p>
          </table:table-cell>
          <table:table-cell/>
        </table:table-row>
        <table:table-row table:style-name="ro1">
          <table:table-cell office:value-type="float" office:value="299589" calcext:value-type="float">
            <text:p>29958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7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000" calcext:value-type="float">
            <text:p>889000</text:p>
          </table:table-cell>
          <table:table-cell office:value-type="float" office:value="4063540" calcext:value-type="float">
            <text:p>4063540</text:p>
          </table:table-cell>
          <table:table-cell office:value-type="float" office:value="0.218812946806574" calcext:value-type="float">
            <text:p>0.218812946806574</text:p>
          </table:table-cell>
          <table:table-cell office:value-type="float" office:value="4.57000017166138" calcext:value-type="float">
            <text:p>4.57000017166138</text:p>
          </table:table-cell>
          <table:table-cell table:formula="of:=IF(SUM([.D319:.G319])/4&lt;4.58;[.K319];0)" office:value-type="float" office:value="4063540" calcext:value-type="float">
            <text:p>4063540</text:p>
          </table:table-cell>
          <table:table-cell/>
        </table:table-row>
        <table:table-row table:style-name="ro1">
          <table:table-cell office:value-type="float" office:value="299590" calcext:value-type="float">
            <text:p>29959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8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1000" calcext:value-type="float">
            <text:p>2611000</text:p>
          </table:table-cell>
          <table:table-cell office:value-type="float" office:value="11954870" calcext:value-type="float">
            <text:p>1195487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20:.G320])/4&lt;4.58;[.K320];0)" office:value-type="float" office:value="11954870" calcext:value-type="float">
            <text:p>11954870</text:p>
          </table:table-cell>
          <table:table-cell/>
        </table:table-row>
        <table:table-row table:style-name="ro1">
          <table:table-cell office:value-type="float" office:value="299591" calcext:value-type="float">
            <text:p>29959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49:00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7000017166138" calcext:value-type="float">
            <text:p>4.57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0000" calcext:value-type="float">
            <text:p>16020000</text:p>
          </table:table-cell>
          <table:table-cell office:value-type="float" office:value="73370980" calcext:value-type="float">
            <text:p>7337098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21:.G321])/4&lt;4.58;[.K321];0)" office:value-type="float" office:value="73370980" calcext:value-type="float">
            <text:p>73370980</text:p>
          </table:table-cell>
          <table:table-cell/>
        </table:table-row>
        <table:table-row table:style-name="ro1">
          <table:table-cell office:value-type="float" office:value="299592" calcext:value-type="float">
            <text:p>29959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0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000" calcext:value-type="float">
            <text:p>1546000</text:p>
          </table:table-cell>
          <table:table-cell office:value-type="float" office:value="7083310" calcext:value-type="float">
            <text:p>708331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22:.G322])/4&lt;4.58;[.K32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3" calcext:value-type="float">
            <text:p>299593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1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00" calcext:value-type="float">
            <text:p>403000</text:p>
          </table:table-cell>
          <table:table-cell office:value-type="float" office:value="1846190" calcext:value-type="float">
            <text:p>184619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3:.G323])/4&lt;4.58;[.K32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4" calcext:value-type="float">
            <text:p>299594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2:00</text:p>
          </table:table-cell>
          <table:table-cell table:number-columns-repeated="2"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000" calcext:value-type="float">
            <text:p>1365000</text:p>
          </table:table-cell>
          <table:table-cell office:value-type="float" office:value="6253610" calcext:value-type="float">
            <text:p>625361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4:.G324])/4&lt;4.58;[.K324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5" calcext:value-type="float">
            <text:p>299595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3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000" calcext:value-type="float">
            <text:p>1396000</text:p>
          </table:table-cell>
          <table:table-cell office:value-type="float" office:value="6397770" calcext:value-type="float">
            <text:p>6397770</text:p>
          </table:table-cell>
          <table:table-cell office:value-type="float" office:value="0.218345612410926" calcext:value-type="float">
            <text:p>0.218345612410926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25:.G325])/4&lt;4.58;[.K325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6" calcext:value-type="float">
            <text:p>299596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4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000" calcext:value-type="float">
            <text:p>1418000</text:p>
          </table:table-cell>
          <table:table-cell office:value-type="float" office:value="6496750" calcext:value-type="float">
            <text:p>649675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6:.G326])/4&lt;4.58;[.K326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7" calcext:value-type="float">
            <text:p>299597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5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office:value-type="float" office:value="394330" calcext:value-type="float">
            <text:p>39433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7:.G327])/4&lt;4.58;[.K327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8" calcext:value-type="float">
            <text:p>299598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6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000" calcext:value-type="float">
            <text:p>622000</text:p>
          </table:table-cell>
          <table:table-cell office:value-type="float" office:value="2854100" calcext:value-type="float">
            <text:p>285410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8:.G328])/4&lt;4.58;[.K32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599" calcext:value-type="float">
            <text:p>299599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7:00</text:p>
          </table:table-cell>
          <table:table-cell table:number-columns-repeated="3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000" calcext:value-type="float">
            <text:p>765000</text:p>
          </table:table-cell>
          <table:table-cell office:value-type="float" office:value="3509430" calcext:value-type="float">
            <text:p>350943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29:.G329])/4&lt;4.58;[.K32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00" calcext:value-type="float">
            <text:p>299600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8:00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8525700" calcext:value-type="float">
            <text:p>8525700</text:p>
          </table:table-cell>
          <table:table-cell office:value-type="float" office:value="0" calcext:value-type="float">
            <text:p>0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30:.G330])/4&lt;4.58;[.K330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01" calcext:value-type="float">
            <text:p>299601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5:59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3000" calcext:value-type="float">
            <text:p>2103000</text:p>
          </table:table-cell>
          <table:table-cell office:value-type="float" office:value="9640860" calcext:value-type="float">
            <text:p>9640860</text:p>
          </table:table-cell>
          <table:table-cell office:value-type="float" office:value="-0.217869903036881" calcext:value-type="float">
            <text:p>-0.217869903036881</text:p>
          </table:table-cell>
          <table:table-cell office:value-type="float" office:value="4.59000015258789" calcext:value-type="float">
            <text:p>4.59000015258789</text:p>
          </table:table-cell>
          <table:table-cell table:formula="of:=IF(SUM([.D331:.G331])/4&lt;4.58;[.K33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02" calcext:value-type="float">
            <text:p>299602</text:p>
          </table:table-cell>
          <table:table-cell office:value-type="string" calcext:value-type="string">
            <text:p>HK.01398</text:p>
          </table:table-cell>
          <table:table-cell office:value-type="string" calcext:value-type="string">
            <text:p>2020-10-19 16:00:00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office:value-type="float" office:value="4.59000015258789" calcext:value-type="float">
            <text:p>4.59000015258789</text:p>
          </table:table-cell>
          <table:table-cell office:value-type="float" office:value="4.57999992370606" calcext:value-type="float">
            <text:p>4.579999923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31000" calcext:value-type="float">
            <text:p>27631000</text:p>
          </table:table-cell>
          <table:table-cell office:value-type="float" office:value="126561920" calcext:value-type="float">
            <text:p>126561920</text:p>
          </table:table-cell>
          <table:table-cell office:value-type="float" office:value="0" calcext:value-type="float">
            <text:p>0</text:p>
          </table:table-cell>
          <table:table-cell office:value-type="float" office:value="4.57999992370606" calcext:value-type="float">
            <text:p>4.57999992370606</text:p>
          </table:table-cell>
          <table:table-cell table:formula="of:=IF(SUM([.D332:.G332])/4&lt;4.58;[.K33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MAX([.F1:.F332])" office:value-type="float" office:value="4.63000011444092" calcext:value-type="float">
            <text:p>4.63000011444092</text:p>
          </table:table-cell>
          <table:table-cell table:formula="of:=MIN([.G1:.G332])" office:value-type="float" office:value="4.48000001907349" calcext:value-type="float">
            <text:p>4.48000001907349</text:p>
          </table:table-cell>
          <table:table-cell table:number-columns-repeated="3"/>
          <table:table-cell table:formula="of:=SUM([.K1:.K332])" office:value-type="float" office:value="2599900600" calcext:value-type="float">
            <text:p>2599900600</text:p>
          </table:table-cell>
          <table:table-cell table:number-columns-repeated="2"/>
          <table:table-cell table:formula="of:=SUM([.N1:.N332])" office:value-type="float" office:value="1605937340" calcext:value-type="float">
            <text:p>1605937340</text:p>
          </table:table-cell>
          <table:table-cell table:formula="of:=[.N333]/[.K333]" office:value-type="float" office:value="0.61769182252583" calcext:value-type="float">
            <text:p>0.61769182252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0T21:42:33.211000000</dc:date>
    <meta:editing-duration>PT7M59S</meta:editing-duration>
    <meta:editing-cycles>1</meta:editing-cycles>
    <meta:document-statistic meta:table-count="1" meta:cell-count="4651" meta:object-count="0"/>
    <meta:generator>LibreOffice/7.0.2.2$Windows_X86_64 LibreOffice_project/8349ace3c3162073abd90d81fd06dcfb6b36b994</meta:generator>
  </office:meta>
</office:document-meta>
</file>